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ans" fo:font-size="12pt" fo:font-style="normal" officeooo:paragraph-rsid="002f84e1" style:font-name-asian="Monospace" style:font-size-asian="12pt" style:font-style-asian="normal" style:font-name-complex="Monospace" style:font-size-complex="12pt" style:font-style-complex="normal"/>
    </style:style>
    <style:style style:name="P2" style:family="paragraph" style:parent-style-name="Standard">
      <style:paragraph-properties fo:text-align="justify" style:justify-single-word="false"/>
      <style:text-properties fo:color="#000000" style:font-name="Liberation Sans" fo:font-size="12pt" fo:font-style="normal" officeooo:paragraph-rsid="004178b2" style:font-name-asian="Monospace" style:font-size-asian="12pt" style:font-style-asian="normal" style:font-name-complex="Monospace" style:font-size-complex="12pt" style:font-style-complex="normal"/>
    </style:style>
    <style:style style:name="P3" style:family="paragraph" style:parent-style-name="Standard">
      <style:paragraph-properties fo:text-align="justify" style:justify-single-word="false"/>
      <style:text-properties fo:color="#000000" style:font-name="Liberation Sans" fo:font-size="12pt" fo:font-style="normal" officeooo:paragraph-rsid="00458f55" style:font-name-asian="Monospace" style:font-size-asian="12pt" style:font-style-asian="normal" style:font-name-complex="Monospace" style:font-size-complex="12pt" style:font-style-complex="normal"/>
    </style:style>
    <style:style style:name="P4" style:family="paragraph" style:parent-style-name="Standard">
      <style:paragraph-properties fo:text-align="justify" style:justify-single-word="false"/>
      <style:text-properties fo:color="#000000" style:font-name="Liberation Sans" fo:font-size="10pt" fo:font-style="normal" fo:font-weight="normal" officeooo:rsid="001e94d1" officeooo:paragraph-rsid="001e94d1" style:font-name-asian="Monospace" style:font-size-asian="10pt" style:font-style-asian="normal" style:font-weight-asian="normal" style:font-name-complex="Monospace" style:font-size-complex="10pt" style:font-style-complex="normal" style:font-weight-complex="normal"/>
    </style:style>
    <style:style style:name="P5"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26b4ec"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text-align="center" style:justify-single-word="false"/>
      <style:text-properties style:font-name="Liberation Sans" officeooo:rsid="001ac396" officeooo:paragraph-rsid="001ac396"/>
    </style:style>
    <style:style style:name="P7" style:family="paragraph" style:parent-style-name="Standard">
      <style:paragraph-properties fo:text-align="justify" style:justify-single-word="false"/>
      <style:text-properties style:font-name="Liberation Sans" officeooo:paragraph-rsid="001e94d1"/>
    </style:style>
    <style:style style:name="P8" style:family="paragraph" style:parent-style-name="Standard">
      <style:paragraph-properties fo:text-align="justify" style:justify-single-word="false"/>
      <style:text-properties officeooo:paragraph-rsid="004178b2"/>
    </style:style>
    <style:style style:name="P9" style:family="paragraph" style:parent-style-name="Standard">
      <style:paragraph-properties fo:text-align="justify" style:justify-single-word="false"/>
      <style:text-properties officeooo:paragraph-rsid="0049c056"/>
    </style:style>
    <style:style style:name="P10" style:family="paragraph" style:parent-style-name="Standard">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11"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bold" officeooo:paragraph-rsid="002f84e1" style:font-name-asian="Monospace" style:font-size-asian="10pt" style:font-style-asian="normal" style:font-weight-asian="bold" style:font-name-complex="Monospace" style:font-size-complex="10pt" style:font-style-complex="normal" style:font-weight-complex="bold"/>
    </style:style>
    <style:style style:name="P12"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2f84e1" style:font-name-asian="Monospace" style:font-size-asian="10pt" style:font-style-asian="normal" style:font-weight-asian="normal" style:font-name-complex="Monospace" style:font-size-complex="10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26b4ec" style:font-name-asian="Monospace" style:font-size-asian="10pt" style:font-style-asian="normal" style:font-weight-asian="normal" style:font-name-complex="Monospace" style:font-size-complex="10pt"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9c056" style:font-name-asian="Monospace" style:font-size-asian="10pt" style:font-style-asian="normal" style:font-weight-asian="normal" style:font-name-complex="Monospace" style:font-size-complex="10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3b7ef5" style:font-name-asian="Monospace" style:font-size-asian="10pt" style:font-style-asian="normal" style:font-weight-asian="normal" style:font-name-complex="Monospace" style:font-size-complex="10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58f55"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9c056" style:font-name-asian="Monospace" style:font-size-asian="10pt" style:font-style-asian="normal" style:font-name-complex="Monospace" style:font-size-complex="10pt" style:font-style-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3b7ef5" style:font-name-asian="Monospace" style:font-size-asian="10pt" style:font-style-asian="normal" style:font-name-complex="Monospace" style:font-size-complex="10pt" style:font-style-complex="normal"/>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358ee" style:font-name-asian="Monospace" style:font-size-asian="10pt" style:font-style-asian="normal" style:font-name-complex="Monospace" style:font-size-complex="10pt"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2a6db7" style:font-weight-asian="bold"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26"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bold" officeooo:rsid="002a6db7" officeooo:paragraph-rsid="003ae7ee" style:font-name-asian="Monospace" style:font-size-asian="10pt" style:font-style-asian="italic" style:font-weight-asian="bold" style:font-name-complex="Monospace" style:font-size-complex="10pt" style:font-style-complex="italic" style:font-weight-complex="bold"/>
    </style:style>
    <style:style style:name="P27" style:family="paragraph" style:parent-style-name="Text_20_body">
      <style:paragraph-properties fo:text-align="justify" style:justify-single-word="false"/>
      <style:text-properties style:font-name="Liberation Sans"/>
    </style:style>
    <style:style style:name="P28" style:family="paragraph" style:parent-style-name="Text_20_body">
      <style:text-properties style:font-name="Liberation Sans" fo:font-weight="normal" officeooo:rsid="0024bdfd" officeooo:paragraph-rsid="004f3e42" style:font-weight-asian="normal" style:font-weight-complex="normal"/>
    </style:style>
    <style:style style:name="P29" style:family="paragraph" style:parent-style-name="Text_20_body">
      <style:text-properties style:font-name="Liberation Sans" officeooo:paragraph-rsid="0049c056"/>
    </style:style>
    <style:style style:name="P30" style:family="paragraph" style:parent-style-name="Text_20_body">
      <style:text-properties style:font-name="Liberation Sans" officeooo:paragraph-rsid="0060a553"/>
    </style:style>
    <style:style style:name="P31" style:family="paragraph" style:parent-style-name="Text_20_body">
      <style:paragraph-properties fo:text-align="justify" style:justify-single-word="false"/>
      <style:text-properties officeooo:paragraph-rsid="004d3ab5"/>
    </style:style>
    <style:style style:name="P32" style:family="paragraph" style:parent-style-name="Text_20_body">
      <style:paragraph-properties fo:text-align="justify" style:justify-single-word="false"/>
      <style:text-properties officeooo:paragraph-rsid="007319dc"/>
    </style:style>
    <style:style style:name="P33"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style:style>
    <style:style style:name="P34"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4358ee" style:font-name-asian="Monospace" style:font-size-asian="10pt" style:font-style-asian="normal" style:font-name-complex="Monospace" style:font-size-complex="10pt" style:font-style-complex="normal"/>
    </style:style>
    <style:style style:name="P35"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49c056" style:font-name-asian="Monospace" style:font-size-asian="10pt" style:font-style-asian="italic" style:font-name-complex="Monospace" style:font-size-complex="10pt" style:font-style-complex="italic"/>
    </style:style>
    <style:style style:name="P36"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4358ee" style:font-name-asian="Monospace" style:font-size-asian="10pt" style:font-style-asian="italic" style:font-name-complex="Monospace" style:font-size-complex="10pt" style:font-style-complex="italic"/>
    </style:style>
    <style:style style:name="P37"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style:style>
    <style:style style:name="P38" style:family="paragraph" style:parent-style-name="Standard" style:list-style-name="L5">
      <style:paragraph-properties fo:text-align="justify" style:justify-single-word="false"/>
      <style:text-properties style:font-name="Liberation Sans" fo:font-weight="bold" officeooo:paragraph-rsid="001ccb59" style:font-weight-asian="bold" style:font-weight-complex="bold"/>
    </style:style>
    <style:style style:name="P39" style:family="paragraph" style:parent-style-name="Standard" style:list-style-name="L5">
      <style:paragraph-properties fo:text-align="justify" style:justify-single-word="false"/>
      <style:text-properties style:font-name="Liberation Sans" fo:font-weight="bold" officeooo:paragraph-rsid="0039232e" style:font-weight-asian="bold" style:font-weight-complex="bold"/>
    </style:style>
    <style:style style:name="P40" style:family="paragraph" style:parent-style-name="Standard" style:list-style-name="L5">
      <style:paragraph-properties fo:text-align="justify" style:justify-single-word="false"/>
      <style:text-properties style:font-name="Liberation Sans" fo:font-weight="bold" officeooo:paragraph-rsid="00201137" style:font-weight-asian="bold" style:font-weight-complex="bold"/>
    </style:style>
    <style:style style:name="P41" style:family="paragraph" style:parent-style-name="Standard" style:list-style-name="L5">
      <style:paragraph-properties fo:text-align="justify" style:justify-single-word="false"/>
      <style:text-properties fo:color="#000000" style:font-name="Liberation Sans" fo:font-size="12pt" fo:font-style="normal" fo:font-weight="normal" officeooo:paragraph-rsid="001ccb59" style:font-name-asian="Monospace" style:font-size-asian="12pt" style:font-style-asian="normal" style:font-weight-asian="normal" style:font-name-complex="Monospace" style:font-size-complex="12pt" style:font-style-complex="normal" style:font-weight-complex="normal"/>
    </style:style>
    <style:style style:name="P42" style:family="paragraph" style:parent-style-name="Standard" style:list-style-name="L5">
      <style:paragraph-properties fo:text-align="justify" style:justify-single-word="false"/>
      <style:text-properties fo:color="#000000" style:font-name="Liberation Sans" fo:font-size="12pt" fo:font-style="normal" fo:font-weight="normal" officeooo:paragraph-rsid="0039232e" style:font-name-asian="Monospace" style:font-size-asian="12pt" style:font-style-asian="normal" style:font-weight-asian="normal" style:font-name-complex="Monospace" style:font-size-complex="12pt" style:font-style-complex="normal" style:font-weight-complex="normal"/>
    </style:style>
    <style:style style:name="P43" style:family="paragraph" style:parent-style-name="Standard" style:list-style-name="L5">
      <style:paragraph-properties fo:text-align="justify" style:justify-single-word="false"/>
      <style:text-properties fo:color="#000000" style:font-name="Liberation Sans" fo:font-size="12pt" fo:font-style="normal" fo:font-weight="normal" officeooo:paragraph-rsid="003a3a84" style:font-name-asian="Monospace" style:font-size-asian="12pt" style:font-style-asian="normal" style:font-weight-asian="normal" style:font-name-complex="Monospace" style:font-size-complex="12pt" style:font-style-complex="normal" style:font-weight-complex="normal"/>
    </style:style>
    <style:style style:name="P44" style:family="paragraph" style:parent-style-name="Standard" style:list-style-name="L5">
      <style:paragraph-properties fo:text-align="justify" style:justify-single-word="false"/>
      <style:text-properties fo:color="#000000" style:font-name="Liberation Sans" fo:font-size="12pt" fo:font-style="normal" fo:font-weight="normal" officeooo:paragraph-rsid="004c645a" style:font-name-asian="Monospace" style:font-size-asian="12pt" style:font-style-asian="normal" style:font-weight-asian="normal" style:font-name-complex="Monospace" style:font-size-complex="12pt" style:font-style-complex="normal" style:font-weight-complex="normal"/>
    </style:style>
    <style:style style:name="P45" style:family="paragraph" style:parent-style-name="Standard" style:list-style-name="L5">
      <style:paragraph-properties fo:text-align="justify" style:justify-single-word="false"/>
      <style:text-properties fo:color="#000000" style:font-name="Liberation Sans" fo:font-size="12pt" fo:font-style="normal" fo:font-weight="normal" officeooo:paragraph-rsid="0069cc32" style:font-name-asian="Monospace" style:font-size-asian="12pt" style:font-style-asian="normal" style:font-weight-asian="normal" style:font-name-complex="Monospace" style:font-size-complex="12pt" style:font-style-complex="normal" style:font-weight-complex="normal"/>
    </style:style>
    <style:style style:name="P46" style:family="paragraph" style:parent-style-name="Standard" style:list-style-name="L5">
      <style:paragraph-properties fo:text-align="justify" style:justify-single-word="false"/>
      <style:text-properties fo:color="#000000" style:font-name="Liberation Sans" fo:font-size="12pt" fo:font-style="normal" fo:font-weight="normal" officeooo:rsid="001ac396" officeooo:paragraph-rsid="003a3a84" style:font-name-asian="Monospace" style:font-size-asian="12pt" style:font-style-asian="normal" style:font-weight-asian="normal" style:font-name-complex="Monospace" style:font-size-complex="12pt" style:font-style-complex="normal" style:font-weight-complex="normal"/>
    </style:style>
    <style:style style:name="P47" style:family="paragraph" style:parent-style-name="Standard" style:list-style-name="L5">
      <style:paragraph-properties fo:text-align="justify" style:justify-single-word="false"/>
      <style:text-properties fo:color="#000000" style:font-name="Liberation Sans" fo:font-size="12pt" fo:font-style="normal" fo:font-weight="normal" officeooo:rsid="001ac396" officeooo:paragraph-rsid="001ac396" style:font-name-asian="Monospace" style:font-size-asian="12pt" style:font-style-asian="normal" style:font-weight-asian="normal" style:font-name-complex="Monospace" style:font-size-complex="12pt" style:font-style-complex="normal" style:font-weight-complex="normal"/>
    </style:style>
    <style:style style:name="P48" style:family="paragraph" style:parent-style-name="Standard" style:list-style-name="L5">
      <style:paragraph-properties fo:text-align="justify" style:justify-single-word="false"/>
      <style:text-properties fo:color="#000000" style:font-name="Liberation Sans" fo:font-size="12pt" fo:font-style="normal" fo:font-weight="normal" officeooo:rsid="001ac396" officeooo:paragraph-rsid="0069cc32" style:font-name-asian="Monospace" style:font-size-asian="12pt" style:font-style-asian="normal" style:font-weight-asian="normal" style:font-name-complex="Monospace" style:font-size-complex="12pt" style:font-style-complex="normal" style:font-weight-complex="normal"/>
    </style:style>
    <style:style style:name="P49" style:family="paragraph" style:parent-style-name="Standard" style:list-style-name="L5">
      <style:paragraph-properties fo:text-align="justify" style:justify-single-word="false"/>
      <style:text-properties fo:color="#000000" style:font-name="Liberation Sans" fo:font-size="12pt" fo:font-style="normal" fo:font-weight="normal" officeooo:rsid="0069cc32" officeooo:paragraph-rsid="0069cc32" style:font-name-asian="Monospace" style:font-size-asian="12pt" style:font-style-asian="normal" style:font-weight-asian="normal" style:font-name-complex="Monospace" style:font-size-complex="12pt" style:font-style-complex="normal" style:font-weight-complex="normal"/>
    </style:style>
    <style:style style:name="P50" style:family="paragraph" style:parent-style-name="Standard" style:list-style-name="L5">
      <style:paragraph-properties fo:text-align="justify" style:justify-single-word="false"/>
      <style:text-properties fo:color="#000000" style:font-name="Liberation Sans" fo:font-size="12pt" fo:font-style="normal" style:text-underline-style="none" fo:font-weight="normal" officeooo:rsid="001d24d5" officeooo:paragraph-rsid="001d24d5" style:font-name-asian="Monospace" style:font-size-asian="12pt" style:font-style-asian="normal" style:font-weight-asian="normal" style:font-name-complex="Monospace" style:font-size-complex="12pt" style:font-style-complex="normal" style:font-weight-complex="normal"/>
    </style:style>
    <style:style style:name="P51" style:family="paragraph" style:parent-style-name="Standard" style:list-style-name="L5">
      <style:paragraph-properties fo:text-align="justify" style:justify-single-word="false"/>
      <style:text-properties fo:color="#000000" style:font-name="Liberation Sans" fo:font-size="12pt" fo:font-style="normal" style:text-underline-style="none" fo:font-weight="normal" officeooo:rsid="001d24d5" officeooo:paragraph-rsid="0039232e" style:font-name-asian="Monospace" style:font-size-asian="12pt" style:font-style-asian="normal" style:font-weight-asian="normal" style:font-name-complex="Monospace" style:font-size-complex="12pt" style:font-style-complex="normal" style:font-weight-complex="normal"/>
    </style:style>
    <style:style style:name="P52" style:family="paragraph" style:parent-style-name="Standard" style:list-style-name="L5">
      <style:paragraph-properties fo:text-align="justify" style:justify-single-word="false"/>
      <style:text-properties fo:color="#000000" style:font-name="Liberation Sans" fo:font-size="12pt" fo:font-style="normal" style:text-underline-style="none" fo:font-weight="normal" officeooo:rsid="0039232e" officeooo:paragraph-rsid="003a3a84" style:font-name-asian="Monospace" style:font-size-asian="12pt" style:font-style-asian="normal" style:font-weight-asian="normal" style:font-name-complex="Monospace" style:font-size-complex="12pt" style:font-style-complex="normal" style:font-weight-complex="normal"/>
    </style:style>
    <style:style style:name="P53" style:family="paragraph" style:parent-style-name="Standard" style:list-style-name="L5">
      <style:paragraph-properties fo:text-align="justify" style:justify-single-word="false"/>
      <style:text-properties fo:color="#000000" style:font-name="Liberation Sans" fo:font-size="12pt" fo:font-style="normal" officeooo:paragraph-rsid="003a3a84" style:font-name-asian="Monospace" style:font-size-asian="12pt" style:font-style-asian="normal" style:font-name-complex="Monospace" style:font-size-complex="12pt" style:font-style-complex="normal"/>
    </style:style>
    <style:style style:name="P54" style:family="paragraph" style:parent-style-name="Standard" style:list-style-name="L5">
      <style:paragraph-properties fo:text-align="justify" style:justify-single-word="false"/>
      <style:text-properties fo:color="#000000" style:font-name="Liberation Sans" fo:font-size="12pt" fo:font-style="normal" officeooo:paragraph-rsid="001ac396" style:font-name-asian="Monospace" style:font-size-asian="12pt" style:font-style-asian="normal" style:font-name-complex="Monospace" style:font-size-complex="12pt" style:font-style-complex="normal"/>
    </style:style>
    <style:style style:name="P55" style:family="paragraph" style:parent-style-name="Standard" style:list-style-name="L5">
      <style:paragraph-properties fo:text-align="justify" style:justify-single-word="false"/>
      <style:text-properties fo:color="#000000" style:font-name="Liberation Sans" fo:font-size="12pt" fo:font-style="normal" officeooo:paragraph-rsid="002a6db7" style:font-name-asian="Monospace" style:font-size-asian="12pt" style:font-style-asian="normal" style:font-name-complex="Monospace" style:font-size-complex="12pt" style:font-style-complex="normal"/>
    </style:style>
    <style:style style:name="P56" style:family="paragraph" style:parent-style-name="Standard" style:list-style-name="L5">
      <style:paragraph-properties fo:text-align="justify" style:justify-single-word="false"/>
      <style:text-properties fo:color="#000000" style:font-name="Liberation Sans" fo:font-size="12pt" fo:font-style="normal" officeooo:paragraph-rsid="0069cc32" style:font-name-asian="Monospace" style:font-size-asian="12pt" style:font-style-asian="normal" style:font-name-complex="Monospace" style:font-size-complex="12pt" style:font-style-complex="normal"/>
    </style:style>
    <style:style style:name="P57" style:family="paragraph" style:parent-style-name="Standard" style:list-style-name="">
      <style:text-properties fo:color="#000000" style:font-name="Liberation Sans" fo:font-size="10pt" fo:font-style="italic" fo:font-weight="normal" officeooo:rsid="006ba8cc" officeooo:paragraph-rsid="006ba8cc" style:font-name-asian="Monospace" style:font-size-asian="10pt" style:font-style-asian="italic" style:font-weight-asian="normal" style:font-name-complex="Monospace" style:font-size-complex="10pt" style:font-style-complex="italic" style:font-weight-complex="normal"/>
    </style:style>
    <style:style style:name="P58" style:family="paragraph" style:parent-style-name="Standard" style:list-style-name="L5">
      <style:paragraph-properties fo:text-align="justify" style:justify-single-word="false"/>
      <style:text-properties fo:color="#00aa00" style:font-name="Liberation Sans" fo:font-size="10pt" fo:font-style="italic" fo:font-weight="bold" officeooo:rsid="003a3a84" officeooo:paragraph-rsid="003a3a84" style:font-name-asian="Monospace" style:font-size-asian="10pt" style:font-style-asian="italic" style:font-weight-asian="bold" style:font-name-complex="Monospace" style:font-size-complex="10pt" style:font-style-complex="italic" style:font-weight-complex="bold"/>
    </style:style>
    <style:style style:name="P59" style:family="paragraph" style:parent-style-name="Standard" style:list-style-name="L5">
      <style:paragraph-properties fo:text-align="justify" style:justify-single-word="false"/>
      <style:text-properties fo:color="#00aa00" style:font-name="Liberation Sans" fo:font-size="10pt" fo:font-style="italic" fo:font-weight="bold" officeooo:rsid="0069cc32" officeooo:paragraph-rsid="0069cc32" style:font-name-asian="Monospace" style:font-size-asian="10pt" style:font-style-asian="italic" style:font-weight-asian="bold" style:font-name-complex="Monospace" style:font-size-complex="10pt" style:font-style-complex="italic" style:font-weight-complex="bold"/>
    </style:style>
    <style:style style:name="P60" style:family="paragraph" style:parent-style-name="Standard" style:list-style-name="L5">
      <style:paragraph-properties fo:text-align="justify" style:justify-single-word="false"/>
      <style:text-properties fo:color="#00aa00" style:font-name="Liberation Sans" fo:font-size="10pt" fo:font-style="italic" fo:font-weight="bold" officeooo:rsid="006a7e96" officeooo:paragraph-rsid="006a7e96" style:font-name-asian="Monospace" style:font-size-asian="10pt" style:font-style-asian="italic" style:font-weight-asian="bold" style:font-name-complex="Monospace" style:font-size-complex="10pt" style:font-style-complex="italic" style:font-weight-complex="bold"/>
    </style:style>
    <style:style style:name="P61" style:family="paragraph" style:parent-style-name="Standard">
      <style:paragraph-properties fo:text-align="justify" style:justify-single-word="false"/>
      <style:text-properties fo:font-weight="normal" officeooo:rsid="006a7e96" officeooo:paragraph-rsid="006a7e96" style:font-weight-asian="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Liberation Sans" fo:font-size="10pt" fo:letter-spacing="normal" fo:font-style="normal" fo:font-weight="normal" officeooo:rsid="001e94d1" officeooo:paragraph-rsid="001e94d1" style:font-name-asian="Monospace" style:font-size-asian="10pt" style:font-style-asian="normal" style:font-weight-asian="normal" style:font-name-complex="Monospace" style:font-size-complex="10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3ae7ee" style:font-weight-asian="bold" style:font-weight-complex="bold"/>
    </style:style>
    <style:style style:name="P64" style:family="paragraph" style:parent-style-name="Standard">
      <style:paragraph-properties fo:margin-left="0cm" fo:margin-right="0cm" fo:text-align="justify" style:justify-single-word="false" fo:text-indent="0cm" style:auto-text-indent="false"/>
      <style:text-properties style:font-name="Liberation Sans" fo:font-weight="bold" officeooo:rsid="003cdb19" officeooo:paragraph-rsid="003cdb19" style:font-weight-asian="bold"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normal" officeooo:rsid="003ae7ee" officeooo:paragraph-rsid="003ae7ee" style:font-name-asian="Monospace" style:font-size-asian="10pt" style:font-style-asian="italic" style:font-weight-asian="normal" style:font-name-complex="Monospace" style:font-size-complex="10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68" style:family="paragraph" style:parent-style-name="Text_20_body">
      <style:text-properties officeooo:rsid="0067e902" officeooo:paragraph-rsid="0067e902"/>
    </style:style>
    <style:style style:name="P69" style:family="paragraph" style:parent-style-name="Text_20_body">
      <style:paragraph-properties fo:text-align="justify" style:justify-single-word="false"/>
      <style:text-properties officeooo:rsid="004cedd1" officeooo:paragraph-rsid="004cedd1"/>
    </style:style>
    <style:style style:name="P70" style:family="paragraph" style:parent-style-name="Text_20_body" style:list-style-name="L1">
      <style:paragraph-properties fo:text-align="justify" style:justify-single-word="false"/>
      <style:text-properties officeooo:paragraph-rsid="004cedd1"/>
    </style:style>
    <style:style style:name="P71" style:family="paragraph" style:parent-style-name="Text_20_body" style:list-style-name="L2">
      <style:paragraph-properties fo:text-align="justify" style:justify-single-word="false"/>
      <style:text-properties officeooo:paragraph-rsid="006e4a63"/>
    </style:style>
    <style:style style:name="P72" style:family="paragraph" style:parent-style-name="Text_20_body" style:list-style-name="L4">
      <style:paragraph-properties fo:text-align="justify" style:justify-single-word="false"/>
      <style:text-properties officeooo:paragraph-rsid="004d52d0"/>
    </style:style>
    <style:style style:name="P73" style:family="paragraph" style:parent-style-name="Text_20_body" style:list-style-name="">
      <style:paragraph-properties fo:text-align="justify" style:justify-single-word="false"/>
      <style:text-properties officeooo:paragraph-rsid="0050138f"/>
    </style:style>
    <style:style style:name="P74" style:family="paragraph" style:parent-style-name="Text_20_body" style:list-style-name="">
      <style:paragraph-properties fo:text-align="justify" style:justify-single-word="false"/>
      <style:text-properties officeooo:paragraph-rsid="00546d2b"/>
    </style:style>
    <style:style style:name="P75" style:family="paragraph" style:parent-style-name="Text_20_body" style:list-style-name="L6">
      <style:paragraph-properties fo:text-align="justify" style:justify-single-word="false"/>
      <style:text-properties officeooo:paragraph-rsid="0059cc99"/>
    </style:style>
    <style:style style:name="P76" style:family="paragraph" style:parent-style-name="Text_20_body" style:list-style-name="L1">
      <style:paragraph-properties fo:text-align="justify" style:justify-single-word="false"/>
      <style:text-properties officeooo:rsid="006e4a63" officeooo:paragraph-rsid="004cedd1"/>
    </style:style>
    <style:style style:name="P77" style:family="paragraph" style:parent-style-name="Text_20_body">
      <style:paragraph-properties fo:text-align="justify" style:justify-single-word="false"/>
      <style:text-properties style:font-name="Liberation Sans" officeooo:rsid="004cedd1" officeooo:paragraph-rsid="006e4a63"/>
    </style:style>
    <style:style style:name="P78" style:family="paragraph" style:parent-style-name="Text_20_body" style:list-style-name="L3">
      <style:text-properties style:font-name="Liberation Sans" officeooo:paragraph-rsid="004e73c2"/>
    </style:style>
    <style:style style:name="P79" style:family="paragraph" style:parent-style-name="Text_20_body" style:list-style-name="">
      <style:text-properties style:font-name="Liberation Sans" officeooo:rsid="0027ada0" officeooo:paragraph-rsid="004d52d0"/>
    </style:style>
    <style:style style:name="P80" style:family="paragraph" style:parent-style-name="Text_20_body" style:list-style-name="">
      <style:text-properties style:font-name="Liberation Sans" officeooo:rsid="0027ada0" officeooo:paragraph-rsid="004e73c2"/>
    </style:style>
    <style:style style:name="P81" style:family="paragraph" style:parent-style-name="Text_20_body">
      <style:paragraph-properties fo:text-align="justify" style:justify-single-word="false"/>
      <style:text-properties fo:font-style="normal" officeooo:rsid="006644b2" officeooo:paragraph-rsid="007203ce" style:font-style-asian="normal" style:font-style-complex="normal"/>
    </style:style>
    <style:style style:name="P82" style:family="paragraph" style:parent-style-name="Text_20_body" style:list-style-name="">
      <style:paragraph-properties fo:text-align="justify" style:justify-single-word="false"/>
      <style:text-properties fo:font-style="normal" officeooo:paragraph-rsid="00546d2b" style:font-style-asian="normal" style:font-style-complex="normal"/>
    </style:style>
    <style:style style:name="P83" style:family="paragraph" style:parent-style-name="Text_20_body" style:list-style-name="">
      <style:paragraph-properties fo:text-align="justify" style:justify-single-word="false"/>
      <style:text-properties fo:font-style="normal" officeooo:rsid="00546d2b" officeooo:paragraph-rsid="00546d2b" style:font-style-asian="normal" style:font-style-complex="normal"/>
    </style:style>
    <style:style style:name="P84" style:family="paragraph" style:parent-style-name="Text_20_body" style:list-style-name="">
      <style:text-properties fo:font-style="normal" officeooo:paragraph-rsid="0052be7f" style:font-style-asian="normal" style:font-style-complex="normal"/>
    </style:style>
    <style:style style:name="P85" style:family="paragraph" style:parent-style-name="Text_20_body" style:list-style-name="">
      <style:text-properties fo:font-style="normal" officeooo:paragraph-rsid="005816d2" style:font-style-asian="normal" style:font-style-complex="normal"/>
    </style:style>
    <style:style style:name="P86" style:family="paragraph" style:parent-style-name="Text_20_body">
      <style:text-properties officeooo:rsid="006644b2" officeooo:paragraph-rsid="006644b2"/>
    </style:style>
    <style:style style:name="P87" style:family="paragraph" style:parent-style-name="Text_20_body" style:list-style-name="L5">
      <style:paragraph-properties fo:text-align="justify" style:justify-single-word="false"/>
      <style:text-properties fo:color="#000000" style:font-name="Liberation Sans" fo:font-size="12pt" fo:font-style="normal" fo:font-weight="normal" officeooo:paragraph-rsid="006b5f85" style:font-name-asian="Monospace" style:font-size-asian="12pt" style:font-style-asian="normal" style:font-weight-asian="normal" style:font-name-complex="Monospace" style:font-size-complex="12pt" style:font-style-complex="normal" style:font-weight-complex="normal"/>
    </style:style>
    <style:style style:name="P88" style:family="paragraph" style:parent-style-name="Text_20_body" style:list-style-name="L5">
      <style:paragraph-properties fo:text-align="justify" style:justify-single-word="false"/>
      <style:text-properties fo:color="#000000" style:font-name="Liberation Sans" fo:font-size="12pt" fo:font-style="normal" fo:font-weight="normal" officeooo:paragraph-rsid="007473b4" style:font-name-asian="Monospace" style:font-size-asian="12pt" style:font-style-asian="normal" style:font-weight-asian="normal" style:font-name-complex="Monospace" style:font-size-complex="12pt" style:font-style-complex="normal" style:font-weight-complex="normal"/>
    </style:style>
    <style:style style:name="P89" style:family="paragraph" style:parent-style-name="Text_20_body" style:list-style-name="">
      <style:paragraph-properties fo:text-align="justify" style:justify-single-word="false"/>
      <style:text-properties officeooo:rsid="0059cc99" officeooo:paragraph-rsid="0059cc99"/>
    </style:style>
    <style:style style:name="P90" style:family="paragraph" style:parent-style-name="Text_20_body" style:list-style-name="L6">
      <style:paragraph-properties fo:text-align="justify" style:justify-single-word="false"/>
      <style:text-properties officeooo:rsid="0059cc99" officeooo:paragraph-rsid="0059cc99"/>
    </style:style>
    <style:style style:name="P91" style:family="paragraph" style:parent-style-name="Text_20_body" style:list-style-name="">
      <style:paragraph-properties fo:line-height="0.3cm"/>
      <style:text-properties fo:color="#800000" style:font-name="Liberation Sans" fo:font-size="8pt" fo:font-style="italic" officeooo:rsid="00546d2b" officeooo:paragraph-rsid="005d1b93" style:font-size-asian="8pt" style:font-style-asian="italic" style:font-size-complex="8pt" style:font-style-complex="italic"/>
    </style:style>
    <style:style style:name="P92" style:family="paragraph" style:parent-style-name="Text_20_body" style:list-style-name="">
      <style:paragraph-properties fo:line-height="0.3cm" fo:text-align="justify" style:justify-single-word="false"/>
      <style:text-properties fo:color="#800000" style:font-name="Liberation Sans" fo:font-size="10pt" fo:font-style="italic" officeooo:rsid="00546d2b" officeooo:paragraph-rsid="005d1b93" style:font-size-asian="10pt" style:font-style-asian="italic" style:font-size-complex="10pt" style:font-style-complex="italic"/>
    </style:style>
    <style:style style:name="P93" style:family="paragraph" style:parent-style-name="Text_20_body" style:list-style-name="">
      <style:text-properties fo:color="#800000" fo:font-style="italic" officeooo:rsid="0052be7f" officeooo:paragraph-rsid="005d1b93" style:font-style-asian="italic" style:font-style-complex="italic"/>
    </style:style>
    <style:style style:name="P94" style:family="paragraph" style:parent-style-name="Text_20_body" style:list-style-name="">
      <style:paragraph-properties fo:text-align="justify" style:justify-single-word="false"/>
      <style:text-properties fo:color="#800000" fo:font-style="italic" officeooo:rsid="0052be7f" officeooo:paragraph-rsid="005d1b93" style:font-style-asian="italic" style:font-style-complex="italic"/>
    </style:style>
    <style:style style:name="P95" style:family="paragraph" style:parent-style-name="Text_20_body" style:list-style-name="">
      <style:text-properties fo:color="#800000" fo:font-style="italic" officeooo:rsid="005816d2" officeooo:paragraph-rsid="005816d2" style:font-style-asian="italic" style:font-style-complex="italic"/>
    </style:style>
    <style:style style:name="P96" style:family="paragraph" style:parent-style-name="Text_20_body" style:list-style-name="L5">
      <style:paragraph-properties fo:text-align="justify" style:justify-single-word="false"/>
      <style:text-properties fo:color="#00aa00" style:font-name="Liberation Sans" fo:font-size="10pt" fo:font-style="italic" fo:font-weight="bold" officeooo:paragraph-rsid="007473b4" style:font-name-asian="Monospace" style:font-size-asian="10pt" style:font-style-asian="italic" style:font-weight-asian="bold" style:font-name-complex="Monospace" style:font-size-complex="10pt" style:font-style-complex="italic" style:font-weight-complex="bold"/>
    </style:style>
    <style:style style:name="P97"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4a2758" officeooo:paragraph-rsid="004a2758" style:font-style-asian="normal" style:font-weight-asian="normal" style:font-style-complex="normal" style:font-weight-complex="normal"/>
    </style:style>
    <style:style style:name="P98" style:family="paragraph" style:parent-style-name="Heading_20_3">
      <style:text-properties fo:font-weight="normal" style:font-weight-asian="normal" style:font-weight-complex="normal"/>
    </style:style>
    <style:style style:name="P99"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4358ee"/>
    </style:style>
    <style:style style:name="P100" style:family="paragraph" style:parent-style-name="Heading_20_2">
      <style:text-properties officeooo:rsid="004cedd1" officeooo:paragraph-rsid="004cedd1"/>
    </style:style>
    <style:style style:name="P101" style:family="paragraph" style:parent-style-name="Heading_20_2">
      <style:text-properties officeooo:rsid="004d52d0" officeooo:paragraph-rsid="004d52d0"/>
    </style:style>
    <style:style style:name="P102" style:family="paragraph" style:parent-style-name="Heading_20_2">
      <style:text-properties officeooo:rsid="006644b2"/>
    </style:style>
    <style:style style:name="P103" style:family="paragraph" style:parent-style-name="Heading_20_2">
      <style:text-properties officeooo:rsid="006644b2" officeooo:paragraph-rsid="006644b2"/>
    </style:style>
    <style:style style:name="P104" style:family="paragraph" style:parent-style-name="Heading_20_2" style:list-style-name="">
      <style:text-properties officeooo:rsid="004e73c2"/>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fo:font-style="normal" officeooo:rsid="0065ef28" officeooo:paragraph-rsid="006644b2" style:font-style-asian="normal" style:font-style-complex="normal"/>
    </style:style>
    <style:style style:name="P107" style:family="paragraph" style:parent-style-name="Heading_20_2">
      <style:paragraph-properties fo:break-before="page"/>
      <style:text-properties fo:font-style="normal" fo:font-weight="normal" officeooo:paragraph-rsid="004ecfaf" style:font-style-asian="normal" style:font-weight-asian="normal" style:font-style-complex="normal" style:font-weight-complex="normal"/>
    </style:style>
    <style:style style:name="P108" style:family="paragraph" style:parent-style-name="Heading_20_2" style:list-style-name="">
      <style:paragraph-properties fo:break-before="page"/>
      <style:text-properties officeooo:rsid="0050138f" officeooo:paragraph-rsid="0050138f"/>
    </style:style>
    <style:style style:name="P109" style:family="paragraph" style:parent-style-name="Heading_20_2">
      <style:paragraph-properties fo:break-before="page"/>
      <style:text-properties officeooo:paragraph-rsid="004e73c2"/>
    </style:style>
    <style:style style:name="P110" style:family="paragraph" style:parent-style-name="Heading_20_2" style:list-style-name="">
      <style:paragraph-properties fo:margin-left="0cm" fo:margin-right="0cm" fo:text-align="start" style:justify-single-word="false" fo:text-indent="0cm" style:auto-text-indent="false" style:text-autospace="none"/>
      <style:text-properties officeooo:paragraph-rsid="004a2758"/>
    </style:style>
    <style:style style:name="T1" style:family="text">
      <style:text-properties officeooo:rsid="001ac396"/>
    </style:style>
    <style:style style:name="T2" style:family="text">
      <style:text-properties fo:color="#00aa00" fo:font-size="10pt" fo:font-style="italic" officeooo:rsid="001ac396" style:font-name-asian="Monospace" style:font-size-asian="10pt" style:font-style-asian="italic" style:font-name-complex="Monospace" style:font-size-complex="10pt" style:font-style-complex="italic"/>
    </style:style>
    <style:style style:name="T3" style:family="text">
      <style:text-properties fo:color="#00aa00" fo:font-size="10pt" fo:font-style="italic" officeooo:rsid="001ccb59" style:font-name-asian="Monospace" style:font-size-asian="10pt" style:font-style-asian="italic" style:font-name-complex="Monospace" style:font-size-complex="10pt" style:font-style-complex="italic"/>
    </style:style>
    <style:style style:name="T4" style:family="text">
      <style:text-properties fo:color="#00aa00" fo:font-size="10pt" fo:font-style="italic" officeooo:rsid="001d24d5" style:font-name-asian="Monospace" style:font-size-asian="10pt" style:font-style-asian="italic" style:font-name-complex="Monospace" style:font-size-complex="10pt" style:font-style-complex="italic"/>
    </style:style>
    <style:style style:name="T5" style:family="text">
      <style:text-properties fo:color="#00aa00" fo:font-size="10pt" fo:font-style="italic" officeooo:rsid="0022d989" style:font-name-asian="Monospace" style:font-size-asian="10pt" style:font-style-asian="italic" style:font-name-complex="Monospace" style:font-size-complex="10pt" style:font-style-complex="italic"/>
    </style:style>
    <style:style style:name="T6" style:family="text">
      <style:text-properties fo:color="#00aa00" fo:font-size="10pt" fo:font-style="italic" officeooo:rsid="0037262b" style:font-name-asian="Monospace" style:font-size-asian="10pt" style:font-style-asian="italic" style:font-name-complex="Monospace" style:font-size-complex="10pt"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ac396"/>
    </style:style>
    <style:style style:name="T9" style:family="text">
      <style:text-properties style:text-underline-style="solid" style:text-underline-width="auto" style:text-underline-color="font-color" fo:font-weight="normal" officeooo:rsid="001ac396" style:font-weight-asian="normal" style:font-weight-complex="normal"/>
    </style:style>
    <style:style style:name="T10" style:family="text">
      <style:text-properties style:text-underline-style="solid" style:text-underline-width="auto" style:text-underline-color="font-color" fo:font-weight="normal" officeooo:rsid="0049c056" style:font-weight-asian="normal" style:font-weight-complex="normal"/>
    </style:style>
    <style:style style:name="T11" style:family="text">
      <style:text-properties style:text-underline-style="solid" style:text-underline-width="auto" style:text-underline-color="font-color" officeooo:rsid="001e94d1" style:font-weight-asian="normal" style:font-weight-complex="normal"/>
    </style:style>
    <style:style style:name="T12" style:family="text">
      <style:text-properties style:text-underline-style="solid" style:text-underline-width="auto" style:text-underline-color="font-color" officeooo:rsid="001d1a8a"/>
    </style:style>
    <style:style style:name="T13" style:family="text">
      <style:text-properties style:text-underline-style="solid" style:text-underline-width="auto" style:text-underline-color="font-color" fo:font-weight="bold" officeooo:rsid="0049c056" style:font-weight-asian="bold" style:font-weight-complex="bold"/>
    </style:style>
    <style:style style:name="T14" style:family="text">
      <style:text-properties style:text-underline-style="solid" style:text-underline-width="auto" style:text-underline-color="font-color" officeooo:rsid="004f3e42"/>
    </style:style>
    <style:style style:name="T15" style:family="text">
      <style:text-properties fo:font-weight="normal" style:font-weight-asian="normal" style:font-weight-complex="normal"/>
    </style:style>
    <style:style style:name="T16" style:family="text">
      <style:text-properties fo:font-weight="normal" officeooo:rsid="001ac396" style:font-weight-asian="normal" style:font-weight-complex="normal"/>
    </style:style>
    <style:style style:name="T17" style:family="text">
      <style:text-properties fo:font-weight="normal" officeooo:rsid="001e94d1" style:font-weight-asian="normal" style:font-weight-complex="normal"/>
    </style:style>
    <style:style style:name="T18" style:family="text">
      <style:text-properties fo:font-weight="normal" officeooo:rsid="00201137" style:font-weight-asian="normal" style:font-weight-complex="normal"/>
    </style:style>
    <style:style style:name="T19" style:family="text">
      <style:text-properties fo:font-weight="normal" officeooo:rsid="0024bdfd" style:font-weight-asian="normal" style:font-weight-complex="normal"/>
    </style:style>
    <style:style style:name="T20" style:family="text">
      <style:text-properties fo:font-weight="normal" officeooo:rsid="0026b4ec" style:font-weight-asian="normal" style:font-weight-complex="normal"/>
    </style:style>
    <style:style style:name="T21" style:family="text">
      <style:text-properties fo:font-weight="normal" officeooo:rsid="002a6db7" style:font-weight-asian="normal" style:font-weight-complex="normal"/>
    </style:style>
    <style:style style:name="T22" style:family="text">
      <style:text-properties fo:font-weight="normal" officeooo:rsid="002b31cf" style:font-weight-asian="normal" style:font-weight-complex="normal"/>
    </style:style>
    <style:style style:name="T23" style:family="text">
      <style:text-properties fo:font-weight="normal" officeooo:rsid="002f84e1" style:font-weight-asian="normal" style:font-weight-complex="normal"/>
    </style:style>
    <style:style style:name="T24" style:family="text">
      <style:text-properties fo:font-weight="normal" officeooo:rsid="003a3a84" style:font-weight-asian="normal" style:font-weight-complex="normal"/>
    </style:style>
    <style:style style:name="T25" style:family="text">
      <style:text-properties fo:font-weight="normal" officeooo:rsid="001cac96" style:font-weight-asian="normal" style:font-weight-complex="normal"/>
    </style:style>
    <style:style style:name="T26" style:family="text">
      <style:text-properties fo:font-weight="normal" officeooo:rsid="003b7ef5" style:font-weight-asian="normal" style:font-weight-complex="normal"/>
    </style:style>
    <style:style style:name="T27" style:family="text">
      <style:text-properties fo:font-weight="normal" officeooo:rsid="003c5d19" style:font-weight-asian="normal" style:font-weight-complex="normal"/>
    </style:style>
    <style:style style:name="T28" style:family="text">
      <style:text-properties fo:font-weight="normal" officeooo:rsid="004178b2" style:font-weight-asian="normal" style:font-weight-complex="normal"/>
    </style:style>
    <style:style style:name="T29" style:family="text">
      <style:text-properties fo:font-weight="normal" officeooo:rsid="004358ee" style:font-weight-asian="normal" style:font-weight-complex="normal"/>
    </style:style>
    <style:style style:name="T30" style:family="text">
      <style:text-properties fo:font-weight="normal" officeooo:rsid="0049c056" style:font-weight-asian="normal" style:font-weight-complex="normal"/>
    </style:style>
    <style:style style:name="T31" style:family="text">
      <style:text-properties fo:font-weight="normal" officeooo:rsid="0069cc32" style:font-weight-asian="normal" style:font-weight-complex="normal"/>
    </style:style>
    <style:style style:name="T32" style:family="text">
      <style:text-properties fo:color="#000000" style:font-name="Liberation Sans" fo:font-size="12pt" fo:font-style="normal" fo:font-weight="normal" officeooo:rsid="0049c056" style:font-name-asian="Monospace" style:font-size-asian="12pt" style:font-style-asian="normal" style:font-weight-asian="normal" style:font-name-complex="Monospace" style:font-size-complex="12pt" style:font-style-complex="normal" style:font-weight-complex="normal"/>
    </style:style>
    <style:style style:name="T33" style:family="text">
      <style:text-properties fo:color="#000000" style:font-name="Liberation Sans" fo:font-size="12pt" fo:font-style="italic" fo:font-weight="bold" officeooo:rsid="0049c056" style:font-name-asian="Monospace" style:font-size-asian="12pt" style:font-style-asian="italic" style:font-weight-asian="bold" style:font-name-complex="Monospace" style:font-size-complex="12pt" style:font-style-complex="italic" style:font-weight-complex="bold"/>
    </style:style>
    <style:style style:name="T34" style:family="text">
      <style:text-properties fo:color="#000000" style:font-name="Liberation Mono" fo:font-size="8pt" fo:font-style="normal" fo:font-weight="normal" officeooo:rsid="003ae7ee" style:font-size-asian="8pt" style:font-style-asian="normal" style:font-weight-asian="normal" style:font-size-complex="8pt" style:font-style-complex="normal" style:font-weight-complex="normal"/>
    </style:style>
    <style:style style:name="T35" style:family="text">
      <style:text-properties fo:color="#000000" officeooo:rsid="001e94d1" style:font-weight-asian="normal" style:font-weight-complex="normal"/>
    </style:style>
    <style:style style:name="T36" style:family="text">
      <style:text-properties fo:color="#000000" style:text-underline-style="solid" style:text-underline-width="auto" style:text-underline-color="font-color" officeooo:rsid="001e94d1" style:font-weight-asian="normal" style:font-weight-complex="normal"/>
    </style:style>
    <style:style style:name="T37" style:family="text">
      <style:text-properties officeooo:rsid="001cac96"/>
    </style:style>
    <style:style style:name="T38" style:family="text">
      <style:text-properties fo:font-style="normal" fo:font-weight="normal"/>
    </style:style>
    <style:style style:name="T39" style:family="text">
      <style:text-properties fo:font-style="normal" fo:font-weight="normal" officeooo:rsid="001e94d1"/>
    </style:style>
    <style:style style:name="T40" style:family="text">
      <style:text-properties fo:font-style="normal" fo:font-weight="normal" officeooo:rsid="004178b2"/>
    </style:style>
    <style:style style:name="T41" style:family="text">
      <style:text-properties fo:font-style="normal" fo:font-weight="normal" officeooo:rsid="004358ee"/>
    </style:style>
    <style:style style:name="T42" style:family="text">
      <style:text-properties fo:font-style="normal" fo:font-weight="normal" officeooo:rsid="00458f55"/>
    </style:style>
    <style:style style:name="T43" style:family="text">
      <style:text-properties fo:font-style="normal" fo:font-weight="normal" officeooo:rsid="0048f41a" style:font-style-asian="normal" style:font-weight-asian="normal" style:font-style-complex="normal" style:font-weight-complex="normal"/>
    </style:style>
    <style:style style:name="T44" style:family="text">
      <style:text-properties fo:font-style="normal" fo:font-weight="normal" officeooo:rsid="0049c056" style:font-style-asian="normal" style:font-weight-asian="normal" style:font-style-complex="normal" style:font-weight-complex="normal"/>
    </style:style>
    <style:style style:name="T45" style:family="text">
      <style:text-properties fo:font-style="normal" fo:font-weight="normal" officeooo:rsid="004a2758" style:font-style-asian="normal" style:font-weight-asian="normal" style:font-style-complex="normal" style:font-weight-complex="normal"/>
    </style:style>
    <style:style style:name="T46" style:family="text">
      <style:text-properties fo:font-style="normal" fo:font-weight="normal" officeooo:rsid="004ecfaf"/>
    </style:style>
    <style:style style:name="T47" style:family="text">
      <style:text-properties fo:font-style="normal" officeooo:rsid="004e73c2" style:font-style-asian="normal" style:font-style-complex="normal"/>
    </style:style>
    <style:style style:name="T48" style:family="text">
      <style:text-properties fo:font-style="normal" officeooo:rsid="005fb9ec" style:font-style-asian="normal" style:font-style-complex="normal"/>
    </style:style>
    <style:style style:name="T49" style:family="text">
      <style:text-properties fo:font-style="normal" officeooo:rsid="00647377" style:font-style-asian="normal" style:font-style-complex="normal"/>
    </style:style>
    <style:style style:name="T50" style:family="text">
      <style:text-properties fo:font-style="normal" officeooo:rsid="0065ef28" style:font-style-asian="normal" style:font-style-complex="normal"/>
    </style:style>
    <style:style style:name="T51" style:family="text">
      <style:text-properties fo:font-style="normal" officeooo:rsid="007319dc" style:font-style-asian="normal" style:font-style-complex="normal"/>
    </style:style>
    <style:style style:name="T52" style:family="text">
      <style:text-properties officeooo:rsid="001ccb59"/>
    </style:style>
    <style:style style:name="T53" style:family="text">
      <style:text-properties officeooo:rsid="001d1a8a"/>
    </style:style>
    <style:style style:name="T54" style:family="text">
      <style:text-properties officeooo:rsid="001e94d1" style:font-weight-asian="normal" style:font-weight-complex="normal"/>
    </style:style>
    <style:style style:name="T55" style:family="text">
      <style:text-properties officeooo:rsid="004358ee" style:font-weight-asian="normal" style:font-weight-complex="normal"/>
    </style:style>
    <style:style style:name="T56" style:family="text">
      <style:text-properties officeooo:rsid="00458f55" style:font-weight-asian="normal" style:font-weight-complex="normal"/>
    </style:style>
    <style:style style:name="T57" style:family="text">
      <style:text-properties officeooo:rsid="004ecfaf" style:font-weight-asian="normal" style:font-weight-complex="normal"/>
    </style:style>
    <style:style style:name="T58" style:family="text">
      <style:text-properties fo:font-weight="bold" style:font-weight-asian="bold" style:font-weight-complex="bold"/>
    </style:style>
    <style:style style:name="T59" style:family="text">
      <style:text-properties fo:font-weight="bold" officeooo:rsid="00458f55" style:font-weight-asian="bold" style:font-weight-complex="bold"/>
    </style:style>
    <style:style style:name="T60" style:family="text">
      <style:text-properties fo:font-weight="bold" officeooo:rsid="00463b05" style:font-weight-asian="bold" style:font-weight-complex="bold"/>
    </style:style>
    <style:style style:name="T61" style:family="text">
      <style:text-properties fo:font-weight="bold" officeooo:rsid="0049c056" style:font-weight-asian="bold" style:font-weight-complex="bold"/>
    </style:style>
    <style:style style:name="T62" style:family="text">
      <style:text-properties officeooo:rsid="0026b4ec"/>
    </style:style>
    <style:style style:name="T63" style:family="text">
      <style:text-properties officeooo:rsid="0032be31"/>
    </style:style>
    <style:style style:name="T64" style:family="text">
      <style:text-properties officeooo:rsid="00347367"/>
    </style:style>
    <style:style style:name="T65" style:family="text">
      <style:text-properties officeooo:rsid="0039232e"/>
    </style:style>
    <style:style style:name="T66" style:family="text">
      <style:text-properties officeooo:rsid="003a3a84"/>
    </style:style>
    <style:style style:name="T67" style:family="text">
      <style:text-properties fo:font-size="10pt" officeooo:rsid="006a7e96" style:font-size-asian="10pt" style:font-size-complex="10pt"/>
    </style:style>
    <style:style style:name="T68" style:family="text">
      <style:text-properties fo:font-size="10pt" officeooo:rsid="006b5f85" style:font-size-asian="10pt" style:font-size-complex="10pt"/>
    </style:style>
    <style:style style:name="T69" style:family="text">
      <style:text-properties fo:font-style="italic" officeooo:rsid="004e73c2" style:font-style-asian="italic" style:font-style-complex="italic"/>
    </style:style>
    <style:style style:name="T70" style:family="text">
      <style:text-properties fo:font-style="italic" officeooo:rsid="0050138f" style:font-style-asian="italic" style:font-style-complex="italic"/>
    </style:style>
    <style:style style:name="T71" style:family="text">
      <style:text-properties fo:font-style="italic" officeooo:rsid="0052be7f" style:font-style-asian="italic" style:font-style-complex="italic"/>
    </style:style>
    <style:style style:name="T72" style:family="text">
      <style:text-properties fo:font-style="italic" officeooo:rsid="00546d2b" style:font-style-asian="italic" style:font-style-complex="italic"/>
    </style:style>
    <style:style style:name="T73" style:family="text">
      <style:text-properties fo:font-style="italic" officeooo:rsid="0065ef28" style:font-style-asian="italic" style:font-style-complex="italic"/>
    </style:style>
    <style:style style:name="T74" style:family="text">
      <style:text-properties fo:font-style="italic" fo:font-weight="bold" officeooo:rsid="004178b2" style:font-style-asian="italic" style:font-weight-asian="bold" style:font-style-complex="italic" style:font-weight-complex="bold"/>
    </style:style>
    <style:style style:name="T75" style:family="text">
      <style:text-properties fo:font-style="italic" fo:font-weight="bold" officeooo:rsid="00458f55" style:font-style-asian="italic" style:font-weight-asian="bold" style:font-style-complex="italic" style:font-weight-complex="bold"/>
    </style:style>
    <style:style style:name="T76" style:family="text">
      <style:text-properties fo:font-style="italic" fo:font-weight="bold" officeooo:rsid="0046aa30" style:font-style-asian="italic" style:font-weight-asian="bold" style:font-style-complex="italic" style:font-weight-complex="bold"/>
    </style:style>
    <style:style style:name="T77" style:family="text">
      <style:text-properties officeooo:rsid="003ae7ee"/>
    </style:style>
    <style:style style:name="T78" style:family="text">
      <style:text-properties style:font-name="Liberation Sans" fo:font-style="italic" officeooo:rsid="00447c58" style:font-style-asian="italic" style:font-style-complex="italic"/>
    </style:style>
    <style:style style:name="T79" style:family="text">
      <style:text-properties style:font-name="Liberation Sans" fo:font-style="italic" officeooo:rsid="004d52d0" style:font-style-asian="italic" style:font-style-complex="italic"/>
    </style:style>
    <style:style style:name="T80" style:family="text">
      <style:text-properties style:font-name="Liberation Sans" fo:font-style="italic" officeooo:rsid="004d3ab5" style:font-style-asian="italic" style:font-style-complex="italic"/>
    </style:style>
    <style:style style:name="T81" style:family="text">
      <style:text-properties style:font-name="Liberation Sans" fo:font-style="normal" officeooo:rsid="004d52d0" style:font-style-asian="normal" style:font-style-complex="normal"/>
    </style:style>
    <style:style style:name="T82" style:family="text">
      <style:text-properties style:font-name="Liberation Sans" fo:font-style="normal" officeooo:rsid="004e73c2" style:font-style-asian="normal" style:font-style-complex="normal"/>
    </style:style>
    <style:style style:name="T83" style:family="text">
      <style:text-properties style:font-name="Liberation Sans" fo:font-style="normal" officeooo:rsid="004d3ab5" style:font-style-asian="normal" style:font-style-complex="normal"/>
    </style:style>
    <style:style style:name="T84" style:family="text">
      <style:text-properties style:font-name="Liberation Sans" officeooo:rsid="004d3ab5"/>
    </style:style>
    <style:style style:name="T85" style:family="text">
      <style:text-properties style:font-name="Liberation Sans" officeooo:rsid="004cedd1"/>
    </style:style>
    <style:style style:name="T86" style:family="text">
      <style:text-properties officeooo:rsid="003b7ef5"/>
    </style:style>
    <style:style style:name="T87" style:family="text">
      <style:text-properties officeooo:rsid="003c5d19"/>
    </style:style>
    <style:style style:name="T88" style:family="text">
      <style:text-properties fo:font-variant="normal" fo:text-transform="none" fo:color="#000000" style:font-name="Liberation Sans" fo:font-size="12pt" fo:letter-spacing="normal" fo:font-style="normal" fo:font-weight="normal" officeooo:rsid="004178b2" style:font-size-asian="10.5pt" style:font-weight-asian="normal" style:font-size-complex="12pt" style:font-weight-complex="normal"/>
    </style:style>
    <style:style style:name="T89" style:family="text">
      <style:text-properties fo:font-variant="normal" fo:text-transform="none" fo:color="#000000" style:font-name="Liberation Sans" fo:font-size="12pt" fo:letter-spacing="normal" fo:font-style="normal" fo:font-weight="normal" officeooo:rsid="004178b2" style:font-size-asian="10.5pt" style:font-style-asian="normal" style:font-weight-asian="normal" style:font-size-complex="12pt" style:font-style-complex="normal" style:font-weight-complex="normal"/>
    </style:style>
    <style:style style:name="T90" style:family="text">
      <style:text-properties fo:font-variant="normal" fo:text-transform="none" fo:color="#000000" style:font-name="Liberation Sans" fo:font-size="12pt" fo:letter-spacing="normal" fo:font-style="normal" fo:font-weight="normal" officeooo:rsid="0049c056" style:font-size-asian="10.5pt" style:font-style-asian="normal" style:font-weight-asian="normal" style:font-size-complex="12pt" style:font-style-complex="normal" style:font-weight-complex="normal"/>
    </style:style>
    <style:style style:name="T91" style:family="text">
      <style:text-properties officeooo:rsid="004358ee"/>
    </style:style>
    <style:style style:name="T92" style:family="text">
      <style:text-properties officeooo:rsid="00447c58"/>
    </style:style>
    <style:style style:name="T93" style:family="text">
      <style:text-properties officeooo:rsid="00458f55"/>
    </style:style>
    <style:style style:name="T94" style:family="text">
      <style:text-properties fo:color="#ff3366" fo:font-weight="bold" officeooo:rsid="001e94d1" style:font-weight-asian="bold" style:font-weight-complex="bold"/>
    </style:style>
    <style:style style:name="T95" style:family="text">
      <style:text-properties fo:color="#ff3366" fo:font-weight="bold" officeooo:rsid="004358ee" style:font-weight-asian="bold" style:font-weight-complex="bold"/>
    </style:style>
    <style:style style:name="T96" style:family="text">
      <style:text-properties fo:color="#ff3366" fo:font-weight="bold" officeooo:rsid="00458f55" style:font-weight-asian="bold" style:font-weight-complex="bold"/>
    </style:style>
    <style:style style:name="T97" style:family="text">
      <style:text-properties fo:color="#ff3366" fo:font-weight="bold" officeooo:rsid="002dbb82" style:font-weight-asian="bold" style:font-weight-complex="bold"/>
    </style:style>
    <style:style style:name="T98" style:family="text">
      <style:text-properties fo:color="#ff3366" fo:font-weight="bold" officeooo:rsid="002c3cc9" style:font-weight-asian="bold" style:font-weight-complex="bold"/>
    </style:style>
    <style:style style:name="T99" style:family="text">
      <style:text-properties fo:color="#ff3366" fo:font-weight="bold" officeooo:rsid="0049c056" style:font-weight-asian="bold" style:font-weight-complex="bold"/>
    </style:style>
    <style:style style:name="T100" style:family="text">
      <style:text-properties fo:color="#ff3366" fo:font-style="normal" fo:font-weight="bold" style:font-weight-asian="bold" style:font-weight-complex="bold"/>
    </style:style>
    <style:style style:name="T101" style:family="text">
      <style:text-properties fo:color="#ff3366" fo:font-style="normal" fo:font-weight="bold" officeooo:rsid="00458f55" style:font-weight-asian="bold" style:font-weight-complex="bold"/>
    </style:style>
    <style:style style:name="T102" style:family="text">
      <style:text-properties fo:color="#ff3366" style:text-underline-style="none" fo:font-weight="bold" officeooo:rsid="0049c056" style:font-name-asian="Monospace" style:font-weight-asian="bold" style:font-name-complex="Monospace" style:font-weight-complex="bold"/>
    </style:style>
    <style:style style:name="T103" style:family="text">
      <style:text-properties fo:color="#ff3366" style:text-underline-style="solid" style:text-underline-width="auto" style:text-underline-color="font-color" fo:font-weight="bold" officeooo:rsid="0049c056" style:font-weight-asian="bold" style:font-weight-complex="bold"/>
    </style:style>
    <style:style style:name="T104" style:family="text">
      <style:text-properties fo:color="#ff3366" style:text-underline-style="solid" style:text-underline-width="auto" style:text-underline-color="font-color" fo:font-weight="bold" officeooo:rsid="0049c056" style:font-name-asian="Monospace" style:font-weight-asian="bold" style:font-name-complex="Monospace" style:font-weight-complex="bold"/>
    </style:style>
    <style:style style:name="T105" style:family="text">
      <style:text-properties officeooo:rsid="00463b05"/>
    </style:style>
    <style:style style:name="T106" style:family="text">
      <style:text-properties officeooo:rsid="0048f41a"/>
    </style:style>
    <style:style style:name="T107" style:family="text">
      <style:text-properties officeooo:rsid="0049c056"/>
    </style:style>
    <style:style style:name="T108" style:family="text">
      <style:text-properties officeooo:rsid="004cedd1"/>
    </style:style>
    <style:style style:name="T109" style:family="text">
      <style:text-properties officeooo:rsid="004d52d0"/>
    </style:style>
    <style:style style:name="T110" style:family="text">
      <style:text-properties officeooo:rsid="004e73c2"/>
    </style:style>
    <style:style style:name="T111" style:family="text">
      <style:text-properties officeooo:rsid="0050138f"/>
    </style:style>
    <style:style style:name="T112" style:family="text">
      <style:text-properties officeooo:rsid="00516c7a"/>
    </style:style>
    <style:style style:name="T113" style:family="text">
      <style:text-properties officeooo:rsid="0052be7f"/>
    </style:style>
    <style:style style:name="T114" style:family="text">
      <style:text-properties officeooo:rsid="00546d2b"/>
    </style:style>
    <style:style style:name="T115" style:family="text">
      <style:text-properties fo:color="#800000" fo:font-style="italic" officeooo:rsid="00546d2b" style:font-style-asian="italic" style:font-style-complex="italic"/>
    </style:style>
    <style:style style:name="T116" style:family="text">
      <style:text-properties fo:color="#800000" fo:font-style="italic" officeooo:rsid="0052be7f" style:font-style-asian="italic" style:font-style-complex="italic"/>
    </style:style>
    <style:style style:name="T117" style:family="text">
      <style:text-properties fo:color="#800000" fo:font-style="italic" officeooo:rsid="005816d2" style:font-style-asian="italic" style:font-style-complex="italic"/>
    </style:style>
    <style:style style:name="T118" style:family="text">
      <style:text-properties officeooo:rsid="005595f3"/>
    </style:style>
    <style:style style:name="T119" style:family="text">
      <style:text-properties officeooo:rsid="00578ec1"/>
    </style:style>
    <style:style style:name="T120" style:family="text">
      <style:text-properties officeooo:rsid="005816d2"/>
    </style:style>
    <style:style style:name="T121" style:family="text">
      <style:text-properties officeooo:rsid="0059cc99"/>
    </style:style>
    <style:style style:name="T122" style:family="text">
      <style:text-properties officeooo:rsid="006471e6"/>
    </style:style>
    <style:style style:name="T123" style:family="text">
      <style:text-properties officeooo:rsid="0069cc32"/>
    </style:style>
    <style:style style:name="T124" style:family="text">
      <style:text-properties officeooo:rsid="006cf1eb"/>
    </style:style>
    <style:style style:name="T125" style:family="text">
      <style:text-properties officeooo:rsid="006a7e96"/>
    </style:style>
    <style:style style:name="T126" style:family="text">
      <style:text-properties officeooo:rsid="007473b4"/>
    </style:style>
    <style:style style:name="T127" style:family="text">
      <style:text-properties style:font-name="Liberation Sans" fo:font-size="10pt" officeooo:rsid="006b5f85" style:font-size-asian="10pt" style:font-size-complex="10pt"/>
    </style:style>
    <style:style style:name="T128" style:family="text">
      <style:text-properties style:font-name="Liberation Sans" fo:font-size="10pt" officeooo:rsid="006a7e96" style:font-size-asian="10pt" style:font-size-complex="10pt"/>
    </style:style>
    <style:style style:name="T129" style:family="text">
      <style:text-properties style:font-name="Liberation Sans" officeooo:rsid="006b5f85"/>
    </style:style>
    <style:style style:name="T130" style:family="text">
      <style:text-properties style:font-name="Liberation Sans" officeooo:rsid="006a7e96"/>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RMe Node spefication (DRAFT)</text:h>
      <text:p text:style-name="P68">Author M.Nagni</text:p>
      <text:p text:style-name="P6"/>
      <text:h text:style-name="P100" text:outline-level="2">Overview</text:h>
      <text:p text:style-name="P69">A “CHARMe Node” (CN) is a collection of software components that:</text:p>
      <text:list xml:id="list337811695" text:style-name="L1">
        <text:list-item>
          <text:p text:style-name="P70"><text:span text:style-name="T108">enables any external client, satisfied the </text:span><text:span text:style-name="T110">CN </text:span><text:span text:style-name="T108">security </text:span><text:span text:style-name="T110">policy</text:span><text:span text:style-name="T108">, to INSERT/SEARCH </text:span><text:span text:style-name="T110">or moderate</text:span><text:span text:style-name="T108"> </text:span><text:a xlink:type="simple" xlink:href="http://www.openannotation.org/spec/core/index.html"><text:span text:style-name="T108">OpenAnnotation</text:span></text:a><text:span text:style-name="T108"> <text:s/>(OA) resources;</text:span></text:p>
        </text:list-item>
        <text:list-item>
          <text:p text:style-name="P70"><text:span text:style-name="T108">allows t</text:span><text:span text:style-name="T122">h</text:span><text:span text:style-name="T108">e CN administrator to manage the previously inserted <text:s/>annotations;</text:span></text:p>
        </text:list-item>
        <text:list-item>
          <text:p text:style-name="P70"><text:span text:style-name="T108">is able to interact with other C</text:span><text:span text:style-name="T122">n</text:span><text:span text:style-name="T108">s.</text:span></text:p>
          <text:p text:style-name="P76"/>
        </text:list-item>
      </text:list>
      <text:p text:style-name="P32"><text:span text:style-name="T51">The code repository is at </text:span><text:a xlink:type="simple" xlink:href="https://github.com/cedadev/djcharme"><text:span text:style-name="T51">https://github.com/cedadev/djcharme</text:span></text:a><text:span text:style-name="T51">. Please use the repository also to submit any found issues.</text:span></text:p>
      <text:h text:style-name="P100" text:outline-level="2">General description</text:h>
      <text:p text:style-name="P77">A CN is composed by:</text:p>
      <text:list xml:id="list870211199" text:style-name="L2">
        <text:list-item>
          <text:p text:style-name="P71"><text:span text:style-name="T85">a </text:span><text:span text:style-name="T80">StoreApp</text:span><text:span text:style-name="T85">, where the OA are stored</text:span></text:p>
        </text:list-item>
        <text:list-item>
          <text:p text:style-name="P71"><text:span text:style-name="T85">a </text:span><text:span text:style-name="T84">ServiceApp</text:span><text:span text:style-name="T85"> serving both the client and the </text:span><text:span text:style-name="T84">administrator</text:span><text:span text:style-name="T85"> requests.</text:span></text:p>
        </text:list-item>
      </text:list>
      <text:p text:style-name="P31"><text:span text:style-name="T84">The </text:span><text:span text:style-name="T80">StoreApp</text:span><text:span text:style-name="T84"> is implemented using a </text:span><text:a xlink:type="simple" xlink:href="http://jena.apache.org/documentation/serving_data/"><text:span text:style-name="T84">Jena/Fuseki</text:span></text:a><text:span text:style-name="T84"> instance while the </text:span><text:span text:style-name="T80">ServiceApp</text:span><text:span text:style-name="T84"> is implemented by a Django webapplication. The </text:span><text:span text:style-name="T80">StoreApp</text:span><text:span text:style-name="T83"> exposes a SPARQL interface accessible </text:span><text:span text:style-name="T81">through HTTP and, as long as </text:span><text:span text:style-name="T83">the </text:span><text:span text:style-name="T80">ServiceApp</text:span><text:span text:style-name="T81"> is the only application which has access to the SPARQL interface, the two application may be installed in separate machine.</text:span></text:p>
      <text:p text:style-name="P30"><text:span text:style-name="T110">The </text:span><text:span text:style-name="T69">ServiceApp</text:span><text:span text:style-name="T47"> is implemented by a Django (Python) web application exposing a number of HTTP <text:s/>services (see Node service section) available to external clients.</text:span></text:p>
      <text:p text:style-name="P30"><text:span text:style-name="T47">The </text:span><text:span text:style-name="T69">ServiceApp</text:span><text:span text:style-name="T47"> defines </text:span><text:span text:style-name="T48">four</text:span><text:span text:style-name="T47"> </text:span><text:span text:style-name="T49">roles</text:span><text:span text:style-name="T47">:</text:span></text:p>
      <text:list xml:id="list534852222" text:style-name="L3">
        <text:list-item>
          <text:p text:style-name="P78"><text:span text:style-name="T69">anonymous</text:span><text:span text:style-name="T47"> – can use the CN SEARCH functionalities</text:span></text:p>
        </text:list-item>
        <text:list-item>
          <text:p text:style-name="P78"><text:span text:style-name="T69">editor</text:span><text:span text:style-name="T47"> – same as </text:span><text:span text:style-name="T69">anonymous</text:span><text:span text:style-name="T47"> plus can use the CN INSERT functionalities</text:span></text:p>
        </text:list-item>
        <text:list-item>
          <text:p text:style-name="P78"><text:span text:style-name="T69">moderator</text:span><text:span text:style-name="T47"> – same as </text:span><text:span text:style-name="T69">editor</text:span><text:span text:style-name="T47"> plus can use the CN MODERATE functionalities </text:span><text:span text:style-name="T50">(change OA status, see below) </text:span><text:span text:style-name="T47">on behalf of a well defined list of clients. </text:span><text:span text:style-name="T50">May add an </text:span><text:span text:style-name="T73">editor</text:span></text:p>
        </text:list-item>
        <text:list-item>
          <text:p text:style-name="P78"><text:span text:style-name="T69">administrator</text:span><text:span text:style-name="T47"> – has access to all the CN functionalities plus can add a client to a </text:span><text:span text:style-name="T69">moderator</text:span><text:span text:style-name="T47"> list of clients</text:span></text:p>
        </text:list-item>
      </text:list>
      <text:h text:style-name="P101" text:outline-level="2">The OA status</text:h>
      <text:h text:style-name="P79" text:outline-level="1"><text:span text:style-name="T109">In order to have some OA moderation/lifecycle flexibility four </text:span><text:span text:style-name="T92">status </text:span><text:span text:style-name="T109">are defined</text:span><text:span text:style-name="T92">: </text:span></text:h>
      <text:list xml:id="list1469472094" text:style-name="L4">
        <text:list-item>
          <text:h text:style-name="P72" text:outline-level="1"><text:span text:style-name="T79">s</text:span><text:span text:style-name="T78">ubmitted –</text:span><text:span text:style-name="T79"> </text:span><text:span text:style-name="T81"><text:s/>the OA has this state as soon it is inserted in the StoreApp</text:span></text:h>
        </text:list-item>
        <text:list-item>
          <text:h text:style-name="P72" text:outline-level="1"><text:span text:style-name="T79">i</text:span><text:span text:style-name="T78">nvalid –</text:span><text:span text:style-name="T81"> the moderator marks the OA as not acceptable (quality, mistake, offensive,...)</text:span></text:h>
        </text:list-item>
        <text:list-item>
          <text:h text:style-name="P72" text:outline-level="1"><text:span text:style-name="T79">s</text:span><text:span text:style-name="T78">table –</text:span><text:span text:style-name="T79"> </text:span><text:span text:style-name="T81">the moderator marks the OA as valid</text:span></text:h>
        </text:list-item>
        <text:list-item>
          <text:h text:style-name="P72" text:outline-level="1"><text:soft-page-break/><text:span text:style-name="T79">r</text:span><text:span text:style-name="T78">etired –</text:span><text:span text:style-name="T79"> </text:span><text:span text:style-name="T81">the moderator marks the OA as </text:span><text:span text:style-name="T82">old</text:span></text:h>
        </text:list-item>
      </text:list>
      <text:h text:style-name="P106" text:outline-level="2">Security (TBD)</text:h>
      <text:p text:style-name="P81">[...]</text:p>
      <text:h text:style-name="P103" text:outline-level="2">Search (TBD)</text:h>
      <text:p text:style-name="P86">[...]</text:p>
      <text:h text:style-name="P102" text:outline-level="2">Federation (TBD)</text:h>
      <text:p text:style-name="P86">[…]</text:p>
      <text:p text:style-name="P86"/>
      <text:h text:style-name="Heading_20_2" text:outline-level="2">Node services</text:h>
      <text:list xml:id="list733631836" text:style-name="L5">
        <text:list-item>
          <text:p text:style-name="P38"><text:span text:style-name="T3">index/</text:span><text:span text:style-name="T6">[submitted|invalid|stable|retired]</text:span><text:span text:style-name="T3">?</text:span><text:span text:style-name="T4">(format=[xml,turtle,jsonld])</text:span></text:p>
          <text:list>
            <text:list-header>
              <text:p text:style-name="P41"><text:span text:style-name="T1">Action: </text:span><text:span text:style-name="T52">Returns the annotation nodes in the </text:span><text:span text:style-name="T65">specific named graph.</text:span></text:p>
              <text:p text:style-name="P41"><text:span text:style-name="T1">HTTP Method: </text:span><text:span text:style-name="T52">GET</text:span></text:p>
              <text:p text:style-name="P50">Parameters:</text:p>
              <text:list>
                <text:list-item>
                  <text:list>
                    <text:list-item>
                      <text:p text:style-name="P50">format: the <text:span text:style-name="T65">mime format of the HTTP Response</text:span></text:p>
                    </text:list-item>
                  </text:list>
                </text:list-item>
              </text:list>
            </text:list-header>
          </text:list>
        </text:list-item>
        <text:list-item>
          <text:p text:style-name="P39"><text:span text:style-name="T3">index/</text:span><text:span text:style-name="T6">[submitted|invalid|stable|retired]</text:span><text:span text:style-name="T3">?</text:span><text:span text:style-name="T4">(format=[xml,turtle,jsonld])</text:span></text:p>
          <text:list>
            <text:list-header>
              <text:p text:style-name="P42"><text:span text:style-name="T1">Action: </text:span><text:span text:style-name="T52">Returns the annotation nodes in the </text:span><text:span text:style-name="T65">specific named graph.</text:span></text:p>
              <text:p text:style-name="P42"><text:span text:style-name="T1">HTTP Method: </text:span><text:span text:style-name="T52">GET</text:span></text:p>
              <text:p text:style-name="P51">Parameters:</text:p>
              <text:list>
                <text:list-item>
                  <text:list>
                    <text:list-item>
                      <text:p text:style-name="P52">format: the mime format of the HTTP Response</text:p>
                    </text:list-item>
                  </text:list>
                </text:list-item>
              </text:list>
            </text:list-header>
          </text:list>
        </text:list-item>
        <text:list-item>
          <text:p text:style-name="P58">resource/(w+)</text:p>
          <text:list>
            <text:list-header>
              <text:p text:style-name="P43"><text:span text:style-name="T1">Action: </text:span><text:span text:style-name="T66">Returns an RDF description of the node resource associated with a given ID</text:span></text:p>
              <text:p text:style-name="P46">HTTP Method: <text:span text:style-name="T66">GET</text:span></text:p>
              <text:p text:style-name="P53"><text:span text:style-name="T24">HTTP Accept</text:span><text:span text:style-name="T16">: [</text:span><text:span text:style-name="T1">application/</text:span><text:span text:style-name="T8">rdf</text:span><text:span text:style-name="T1">+</text:span><text:span text:style-name="T8">xml</text:span><text:span text:style-name="T1">, </text:span><text:span text:style-name="T37">text/turtle, application/ld+json, </text:span><text:span text:style-name="T66">text/html</text:span><text:span text:style-name="T16">]</text:span></text:p>
            </text:list-header>
          </text:list>
        </text:list-item>
        <text:list-item>
          <text:p text:style-name="P58">data/(w+)</text:p>
          <text:list>
            <text:list-header>
              <text:p text:style-name="P43"><text:span text:style-name="T1">Action: </text:span><text:span text:style-name="T66">Returns an RDF description of the node resource associated with a given ID</text:span></text:p>
              <text:p text:style-name="P46">HTTP Method: <text:span text:style-name="T66">GET</text:span></text:p>
              <text:p text:style-name="P53"><text:span text:style-name="T24">HTTP Accept</text:span><text:span text:style-name="T16">: [application/</text:span><text:span text:style-name="T9">rdf</text:span><text:span text:style-name="T16">+</text:span><text:span text:style-name="T9">xml</text:span><text:span text:style-name="T16">, </text:span><text:span text:style-name="T25">text/turtle, application/ld+json</text:span><text:span text:style-name="T16">]</text:span></text:p>
            </text:list-header>
          </text:list>
        </text:list-item>
        <text:list-item>
          <text:p text:style-name="P58">page/(w+)</text:p>
          <text:list>
            <text:list-header>
              <text:p text:style-name="P43"><text:span text:style-name="T1">Action: </text:span><text:span text:style-name="T66">Returns an RDF description of the node resource associated with a given ID</text:span></text:p>
              <text:p text:style-name="P43"><text:span text:style-name="T1">HTTP Method: </text:span><text:span text:style-name="T66">GET</text:span></text:p>
              <text:p text:style-name="P43"><text:span text:style-name="T66">HTTP Accept</text:span><text:span text:style-name="T1">: [</text:span><text:span text:style-name="T66">text/html</text:span><text:span text:style-name="T1">]</text:span></text:p>
            </text:list-header>
          </text:list>
        </text:list-item>
        <text:list-item>
          <text:p text:style-name="P40"><text:span text:style-name="T5">insert</text:span><text:span text:style-name="T2">/</text:span><text:span text:style-name="T5">annotation</text:span></text:p>
          <text:list>
            <text:list-header>
              <text:p text:style-name="P44"><text:span text:style-name="T1">Action: Insert</text:span><text:span text:style-name="T52">s</text:span><text:span text:style-name="T1"> a </text:span><text:span text:style-name="T52">RDF complaint document</text:span><text:span text:style-name="T1"> </text:span><text:span text:style-name="T52">in the </text:span><text:span text:style-name="T78">submitted</text:span><text:span text:style-name="T52"> graph</text:span></text:p>
              <text:p text:style-name="P47">HTTP Method: POST</text:p>
              <text:p text:style-name="P54"><text:span text:style-name="T16">Content-Type: [</text:span><text:span text:style-name="T1">application/</text:span><text:span text:style-name="T8">rdf</text:span><text:span text:style-name="T1">+</text:span><text:span text:style-name="T8">xml</text:span><text:span text:style-name="T1">, </text:span><text:span text:style-name="T37">text/turtle, application/ld+json</text:span><text:span text:style-name="T16">]</text:span></text:p>
              <text:p text:style-name="P55"><text:span text:style-name="T21">Return </text:span><text:span text:style-name="T22">the inserted document in the same format as the posted content-type</text:span></text:p>
            </text:list-header>
          </text:list>
        </text:list-item>
        <text:list-item>
          <text:p text:style-name="P59">advance_status</text:p>
          <text:list>
            <text:list-header>
              <text:p text:style-name="P45"><text:span text:style-name="T1">Action: </text:span><text:span text:style-name="T123">Moves an annotation state</text:span></text:p>
              <text:p text:style-name="P48">HTTP Method: POST</text:p>
              <text:p text:style-name="P56"><text:span text:style-name="T16">Content-Type: [</text:span><text:span text:style-name="T37">application/json</text:span><text:span text:style-name="T16">]</text:span></text:p>
              <text:p text:style-name="P49">Parameters: {'annotation': annotation_id, 'toState': ['submitted'|'stable'|'invalid'|'retired']}</text:p>
              <text:p text:style-name="P56"><text:span text:style-name="T21">Return</text:span><text:span text:style-name="T31">s an HTTP code</text:span></text:p>
            </text:list-header>
          </text:list>
        </text:list-item>
        <text:list-item>
          <text:p text:style-name="P60"><text:soft-page-break/>endpoint</text:p>
          <text:p text:style-name="P87"><text:span text:style-name="T129">I</text:span><text:span text:style-name="T130">mplements the </text:span><text:a xlink:type="simple" xlink:href="http://www.w3.org/TR/sparql11-http-rdf-update/"><text:span text:style-name="T130">SPARQL 1.1 HTTP Graph Store specifications</text:span></text:a><text:span text:style-name="T130">.</text:span></text:p>
        </text:list-item>
        <text:list-item>
          <text:p text:style-name="P96"><text:span text:style-name="T125">compose/annotation?</text:span><text:span text:style-name="T126">target_link=(a resource URI)</text:span></text:p>
          <text:p text:style-name="P88"><text:span text:style-name="T126">Experimental HTML page to insert an annotation</text:span></text:p>
          <text:p text:style-name="P88"><text:span text:style-name="T126"/></text:p>
        </text:list-item>
      </text:list>
      <text:p text:style-name="P61"/>
      <text:h text:style-name="P105" text:outline-level="2">Annotation formats</text:h>
      <text:p text:style-name="P2"><text:span text:style-name="T17">A C</text:span><text:span text:style-name="T28">HARMe</text:span><text:span text:style-name="T17"> annotation is based on the OpenAnnotation </text:span><text:span text:style-name="T28">(OA) </text:span><text:span text:style-name="T17">specifications. </text:span><text:span text:style-name="T28">As consequence any client implementation is in charge to assemble the annotation according to the OA documentation.</text:span><text:span text:style-name="T17"> </text:span></text:p>
      <text:p text:style-name="P2"><text:span text:style-name="T28">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17">, </text:span><text:span text:style-name="T18">using the Turtle language,</text:span><text:span text:style-name="T17"> </text:span><text:span text:style-name="T28">may be written as</text:span></text:p>
      <text:p text:style-name="P62"/>
      <text:p text:style-name="P35"><text:span text:style-name="T54">@prefix </text:span><text:span text:style-name="T57">ch</text:span><text:span text:style-name="T11">anno</text:span><text:span text:style-name="T54">: &lt;</text:span><text:span text:style-name="T99">http://</text:span><text:span text:style-name="T103">localhost</text:span><text:span text:style-name="T99">/</text:span><text:span text:style-name="T54">&gt; . </text:span></text:p>
      <text:p text:style-name="P36"><text:span text:style-name="T35">@prefix </text:span><text:span text:style-name="T36">oa</text:span><text:span text:style-name="T35">: &lt;http://www.w3.</text:span><text:span text:style-name="T36">org</text:span><text:span text:style-name="T35">/</text:span><text:span text:style-name="T36">ns</text:span><text:span text:style-name="T35">/</text:span><text:span text:style-name="T36">oa</text:span><text:span text:style-name="T35">#&gt; .</text:span><text:span text:style-name="T54"> </text:span></text:p>
      <text:p text:style-name="P34"><text:span text:style-name="T54">&lt;</text:span><text:span text:style-name="T57">ch</text:span><text:span text:style-name="T56">anno:</text:span><text:span text:style-name="T94">anno</text:span><text:span text:style-name="T96">ID</text:span><text:span text:style-name="T54">&gt; a oa:Annotation ;</text:span></text:p>
      <text:p text:style-name="P33"><text:s text:c="4"/><text:span text:style-name="T38">oa:hasBody &lt;</text:span><text:span text:style-name="T46">ch</text:span><text:span text:style-name="T42">anno:</text:span><text:span text:style-name="T100">body</text:span><text:span text:style-name="T101">ID</text:span><text:span text:style-name="T38">&gt; ;</text:span></text:p>
      <text:p text:style-name="P37"><text:s text:c="4"/><text:span text:style-name="T38">oa:hasTarget &lt;</text:span><text:span text:style-name="T40">any</text:span><text:span text:style-name="T41">T</text:span><text:span text:style-name="T38">arget</text:span><text:span text:style-name="T39">URI</text:span><text:span text:style-name="T38">&gt; .</text:span></text:p>
      <text:p text:style-name="P34"><text:span text:style-name="T54">&lt;</text:span><text:span text:style-name="T57">ch</text:span><text:span text:style-name="T56">anno:</text:span><text:span text:style-name="T95">body</text:span><text:span text:style-name="T96">ID</text:span><text:span text:style-name="T54">&gt; a </text:span><text:span text:style-name="T55">someClass</text:span><text:span text:style-name="T54"> ;</text:span></text:p>
      <text:p text:style-name="P99"><text:s text:c="4"/>[body properties...] ;</text:p>
      <text:p text:style-name="P3"><text:span text:style-name="T28">Where </text:span><text:span text:style-name="T74">anno</text:span><text:span text:style-name="T76">ID</text:span><text:span text:style-name="T74"> </text:span><text:span text:style-name="T29">(mandatory)</text:span><text:span text:style-name="T28">, </text:span><text:span text:style-name="T74">body</text:span><text:span text:style-name="T75">ID</text:span><text:span text:style-name="T74"> </text:span><text:span text:style-name="T29">(optional) </text:span><text:span text:style-name="T28">are going to be replaced by the CHARMe node during the ingestion process. </text:span><text:span text:style-name="T29">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9"><text:span text:style-name="T32">The </text:span><text:span text:style-name="T33">http://localhost/ </text:span><text:span text:style-name="T32">reference</text:span><text:span text:style-name="Source_20_Text"><text:span text:style-name="T89"> </text:span></text:span><text:span text:style-name="Source_20_Text"><text:span text:style-name="T90">will be also automatically replaced by the node with its own URL.</text:span></text:span></text:p>
      <text:p text:style-name="P8"><text:span text:style-name="Source_20_Text"><text:span text:style-name="T88"/></text:span></text:p>
      <text:p text:style-name="P28"><text:span text:style-name="T14">The client, when composing the OA to submit has to verify that each reference, that is the qualified name between an angle bracket pair, follows the URL </text:span><text:a xlink:type="simple" xlink:href="http://en.wikipedia.org/wiki/Percent-encoding"><text:span text:style-name="T14">percent-encoding</text:span></text:a><text:span text:style-name="T14"> rules.</text:span></text:p>
      <text:h text:style-name="P104" text:outline-level="2"/>
      <text:h text:style-name="P108" text:outline-level="2">Installation</text:h>
      <text:h text:style-name="P73" text:outline-level="2"><text:span text:style-name="T111">From now own it will be assumed that the node is going to be installed in a Linux OS. </text:span><text:span text:style-name="T114">For sake of easiness we will also assume that all the main packages will be deployed in /opt.</text:span></text:h>
      <text:h text:style-name="P89" text:outline-level="2">Requirements:</text:h>
      <text:list xml:id="list1458938384" text:style-name="L6">
        <text:list-item>
          <text:h text:style-name="P75" text:outline-level="2"><text:span text:style-name="T121">Apache2 </text:span><text:span text:style-name="T124">+ mod_wsgi</text:span></text:h>
        </text:list-item>
        <text:list-item>
          <text:h text:style-name="P90" text:outline-level="2">Java</text:h>
        </text:list-item>
        <text:list-item>
          <text:h text:style-name="P90" text:outline-level="2">Python + Virtualenv</text:h>
        </text:list-item>
      </text:list>
      <text:h text:style-name="P74" text:outline-level="2"><text:span text:style-name="T112">Install a java runtime then d</text:span><text:span text:style-name="T111">ownload the </text:span><text:a xlink:type="simple" xlink:href="http://www.apache.org/dist/jena/binaries/"><text:span text:style-name="T111">jena-fuseki binary</text:span></text:a><text:span text:style-name="T111"> and unpack it</text:span><text:span text:style-name="T70">.</text:span></text:h>
      <text:h text:style-name="P82" text:outline-level="2"><text:span text:style-name="T114">Create a folder </text:span><text:span text:style-name="T72">charme</text:span><text:span text:style-name="T114"> and create a configuration file, config-charme.ttl, like</text:span></text:h>
      <text:h text:style-name="P91" text:outline-level="2">@prefix rdf: <text:s text:c="4"/>&lt;http://www.w3.org/1999/02/22-rdf-syntax-ns#&gt; .</text:h>
      <text:h text:style-name="P91" text:outline-level="2">@prefix rdfs: <text:s text:c="2"/>&lt;http://www.w3.org/2000/01/rdf-schema#&gt; .</text:h>
      <text:h text:style-name="P91" text:outline-level="2">@prefix tdb: <text:s text:c="4"/>&lt;http://jena.hpl.hp.com/2008/tdb#&gt; .</text:h>
      <text:h text:style-name="P91" text:outline-level="2">@prefix ja: <text:s text:c="5"/>&lt;http://jena.hpl.hp.com/2005/11/Assembler#&gt; .</text:h>
      <text:h text:style-name="P91" text:outline-level="2"/>
      <text:h text:style-name="P91" text:outline-level="2">[] rdf:type fuseki:Server ;</text:h>
      <text:h text:style-name="P91" text:outline-level="2"><text:s text:c="3"/># Timeout - server-wide default: milliseconds.</text:h>
      <text:h text:style-name="P91" text:outline-level="2"><text:s text:c="3"/># Format 1: "1000" -- 1 second timeout</text:h>
      <text:h text:style-name="P91" text:outline-level="2"><text:s text:c="3"/># Format 2: "10000,60000" -- 10s timeout to first result, then 60s timeout to for rest of query.</text:h>
      <text:h text:style-name="P91" text:outline-level="2"><text:s text:c="3"/># See java doc for ARQ.queryTimeout</text:h>
      <text:h text:style-name="P91" text:outline-level="2"><text:s text:c="3"/># ja:context [ ja:cxtName "arq:queryTimeout" ; <text:s/>ja:cxtValue "10000" ] ;</text:h>
      <text:h text:style-name="P91" text:outline-level="2"><text:s text:c="3"/># ja:loadClass "your.code.Class" ;</text:h>
      <text:h text:style-name="P91" text:outline-level="2"/>
      <text:h text:style-name="P91" text:outline-level="2"><text:s text:c="3"/>fuseki:services (</text:h>
      <text:h text:style-name="P91" text:outline-level="2"><text:s text:c="5"/>&lt;#service_tdb_all&gt;</text:h>
      <text:h text:style-name="P91" text:outline-level="2"><text:s text:c="3"/>) .</text:h>
      <text:h text:style-name="P91" text:outline-level="2"># TDB</text:h>
      <text:h text:style-name="P91" text:outline-level="2">[] ja:loadClass "com.hp.hpl.jena.tdb.TDB" .</text:h>
      <text:h text:style-name="P91" text:outline-level="2">tdb:DatasetTDB <text:s/>rdfs:subClassOf <text:s/>ja:RDFDataset .</text:h>
      <text:h text:style-name="P91" text:outline-level="2">tdb:GraphTDB <text:s text:c="3"/>rdfs:subClassOf <text:s/>ja:Model .</text:h>
      <text:h text:style-name="P91" text:outline-level="2">## ---------------------------------------------------------------</text:h>
      <text:h text:style-name="P91" text:outline-level="2">## Updatable TDB dataset with all services enabled.</text:h>
      <text:h text:style-name="P91" text:outline-level="2"/>
      <text:h text:style-name="P91" text:outline-level="2">&lt;#service_tdb_all&gt; rdf:type fuseki:Service ;</text:h>
      <text:h text:style-name="P91" text:outline-level="2"><text:s text:c="4"/>rdfs:label <text:s text:c="21"/>"TDB Service (RW)" ;</text:h>
      <text:h text:style-name="P91" text:outline-level="2"><text:s text:c="4"/>fuseki:name <text:s text:c="20"/>"privateds" ;</text:h>
      <text:h text:style-name="P91" text:outline-level="2"><text:s text:c="4"/>fuseki:serviceQuery <text:s text:c="12"/>"query" ;</text:h>
      <text:h text:style-name="P91" text:outline-level="2"><text:s text:c="4"/>fuseki:serviceQuery <text:s text:c="12"/>"sparql" ;</text:h>
      <text:h text:style-name="P91" text:outline-level="2"><text:s text:c="4"/>fuseki:serviceUpdate <text:s text:c="11"/>"update" ;</text:h>
      <text:h text:style-name="P91" text:outline-level="2"><text:s text:c="4"/>fuseki:serviceUpload <text:s text:c="11"/>"upload" ;</text:h>
      <text:h text:style-name="P91" text:outline-level="2"><text:s text:c="4"/>fuseki:serviceReadWriteGraphStore <text:s text:c="5"/>"data" ;</text:h>
      <text:h text:style-name="P91" text:outline-level="2"><text:s text:c="4"/># A separate read-only graph store endpoint:</text:h>
      <text:h text:style-name="P91" text:outline-level="2"><text:s text:c="4"/>fuseki:serviceReadGraphStore <text:s text:c="6"/>"get" ;</text:h>
      <text:h text:style-name="P91" text:outline-level="2"><text:s text:c="4"/>fuseki:dataset <text:s text:c="10"/>&lt;#tdb_dataset_readwrite&gt; ;</text:h>
      <text:h text:style-name="P92" text:outline-level="2"><text:s text:c="4"/>.</text:h>
      <text:h text:style-name="P83" text:outline-level="2"/>
      <text:h text:style-name="P82" text:outline-level="2"><text:soft-page-break/><text:span text:style-name="T114">F</text:span><text:span text:style-name="T113">rom </text:span><text:span text:style-name="T115">$F</text:span><text:span text:style-name="T116">USEKI_HOME</text:span><text:span text:style-name="T113"> copy the </text:span><text:span text:style-name="T71">fuseki</text:span><text:span text:style-name="T113"> file in</text:span><text:span text:style-name="T114">to</text:span><text:span text:style-name="T113"> /etc/init.d and edit it inserting at the top </text:span><text:span text:style-name="T118">something like</text:span></text:h>
      <text:h text:style-name="P93" text:outline-level="2">export FUSEKI_HOME="/opt/jena-fuseki"</text:h>
      <text:h text:style-name="P93" text:outline-level="2">export FUSEKI_ARGS="--update --port=3333 --config=/opt/charme/config-charme.ttl"</text:h>
      <text:h text:style-name="P94" text:outline-level="2">export FUSEKI_DATA_DIR="/opt/charme/DB"</text:h>
      <text:h text:style-name="P84" text:outline-level="2"><text:span text:style-name="T113"><text:s/></text:span><text:span text:style-name="T119">Now add the /etc/init.d/fuseki script to your services (should you use chkconfig you have to update a bit the given script).</text:span></text:h>
      <text:h text:style-name="P85" text:outline-level="2"><text:span text:style-name="T120">Once started (/sbin/service fuseki start) you should be able to see, locally, the server interface at </text:span><text:a xlink:type="simple" xlink:href="http://localhost:3333/"><text:span text:style-name="T120">http://localhost:3333</text:span></text:a></text:h>
      <text:h text:style-name="P85" text:outline-level="2"><text:span text:style-name="T120">Should you have any problem look at the fuseki log at </text:span><text:span text:style-name="T115">$F</text:span><text:span text:style-name="T116">USEKI_HOME/</text:span><text:span text:style-name="T117">log.</text:span></text:h>
      <text:h text:style-name="P95" text:outline-level="2"/>
      <text:h text:style-name="P105" text:outline-level="2"><text:span text:style-name="T110">Appendix 1 – OA </text:span>Examples</text:h>
      <text:h text:style-name="P98" text:outline-level="3">One body (Textual)</text:h>
      <text:p text:style-name="P1"><text:span text:style-name="T23"><text:tab/>I</text:span><text:span text:style-name="T20">n this case the body is directly inserted by the client's user</text:span></text:p>
      <text:p text:style-name="P4"/>
      <text:p text:style-name="P7"><draw:frame draw:style-name="fr1" draw:name="Frame2" text:anchor-type="paragraph" svg:width="13cm" draw:z-index="1"><draw:text-box fo:min-height="7.5cm"><text:p text:style-name="P20">@prefix <text:span text:style-name="T7">anno</text:span>: <text:span text:style-name="T15">&lt;</text:span><text:span text:style-name="T102">http://</text:span><text:span text:style-name="T104">localhost</text:span><text:span text:style-name="T102">/</text:span><text:span text:style-name="T15">&gt; .</text:span> </text:p><text:p text:style-name="P21">@prefix <text:span text:style-name="T7">oa</text:span>: &lt;http://www.w3.<text:span text:style-name="T7">org</text:span>/<text:span text:style-name="T7">ns</text:span>/<text:span text:style-name="T7">oa</text:span>#&gt; . </text:p><text:p text:style-name="P21">@prefix <text:span text:style-name="T7">dc</text:span>: &lt;http://purl.org/<text:span text:style-name="T7">dc</text:span>/elements/1.1/&gt; . </text:p><text:p text:style-name="P21">@prefix <text:span text:style-name="T7">cnt</text:span>: &lt;http://www.w3.<text:span text:style-name="T7">org</text:span>/2011/content#&gt; . </text:p><text:p text:style-name="P21">@prefix <text:span text:style-name="T7">dctypes</text:span>: &lt;http://purl.org/<text:span text:style-name="T7">dc</text:span>/<text:span text:style-name="T7">dcmitype</text:span>/&gt; . </text:p><text:p text:style-name="P21"><text:s text:c="12"/></text:p><text:p text:style-name="P21"><text:span text:style-name="T91">&lt;</text:span><text:span text:style-name="T15">anno:</text:span><text:span text:style-name="T97">annoURI</text:span><text:span text:style-name="T91">&gt; </text:span>a <text:span text:style-name="T93">oa</text:span>:<text:span text:style-name="T93">Annotation</text:span> ;</text:p><text:p text:style-name="P21"><text:s text:c="6"/>oa:hasTarget &lt;http://<text:span text:style-name="T62">remotemachine.ac.uk</text:span>/ca960608.dm3&gt; ;</text:p><text:p text:style-name="P22"><text:s text:c="6"/>oa:hasBody <text:span text:style-name="T91">&lt;</text:span><text:span text:style-name="T15">anno:</text:span><text:span text:style-name="T98">body</text:span><text:span text:style-name="T96">ID</text:span><text:span text:style-name="T29">&gt;</text:span></text:p><text:p text:style-name="P21"><text:s text:c="4"/></text:p><text:p text:style-name="P22"><text:span text:style-name="T91">&lt;</text:span><text:span text:style-name="T15">anno:</text:span><text:span text:style-name="T98">body</text:span><text:span text:style-name="T96">ID</text:span><text:span text:style-name="T29">&gt;</text:span></text:p><text:p text:style-name="P21"><text:s text:c="6"/>a cnt:ContentAsText, dctypes:Text ;</text:p><text:p text:style-name="P21"><text:s text:c="6"/>cnt:chars "hello there!" ;</text:p><text:p text:style-name="P21"><text:s text:c="6"/>dc:format "text/plain" .</text:p><text:p text:style-name="P21"/><text:p text:style-name="P21">&lt;http://<text:span text:style-name="T62">remotemachine.ac.uk</text:span>/ca960608.dm3&gt;</text:p><text:p text:style-name="P21"><text:s text:c="6"/>dc:format "<text:span text:style-name="T7">html</text:span>/text" .</text:p></draw:text-box></draw:frame></text:p>
      <text:h text:style-name="Heading_20_3" text:outline-level="3"><text:span text:style-name="T19">One body (</text:span><text:span text:style-name="T20">HTML</text:span><text:span text:style-name="T19">)</text:span></text:h>
      <text:p text:style-name="P27"><text:span text:style-name="T19"><text:tab/></text:span><text:span text:style-name="T20">In this case the body refers to an external resource consequently the client does not need </text:span><text:span text:style-name="T26">any bodyURI</text:span></text:p>
      <text:p text:style-name="P5"><draw:frame draw:style-name="fr1" draw:name="Frame3" text:anchor-type="paragraph" svg:width="13cm" draw:z-index="2"><draw:text-box fo:min-height="5.689cm"><text:p text:style-name="P17">@prefix <text:span text:style-name="T7">anno</text:span>: &lt;<text:span text:style-name="T102">http://</text:span><text:span text:style-name="T104">localhost</text:span><text:span text:style-name="T102">/</text:span>&gt; . </text:p><text:p text:style-name="P18">@prefix <text:span text:style-name="T7">oa</text:span>: &lt;http://www.w3.<text:span text:style-name="T7">org</text:span>/<text:span text:style-name="T7">ns</text:span>/<text:span text:style-name="T7">oa</text:span>#&gt; . </text:p><text:p text:style-name="P18">@prefix <text:span text:style-name="T7">dc</text:span>: &lt;http://purl.org/<text:span text:style-name="T7">dc</text:span>/elements/1.1/&gt; . </text:p><text:p text:style-name="P18">@prefix <text:span text:style-name="T7">cnt</text:span>: &lt;http://www.w3.<text:span text:style-name="T7">org</text:span>/2011/content#&gt; . </text:p><text:p text:style-name="P18">@prefix <text:span text:style-name="T7">dctypes</text:span>: &lt;http://purl.org/<text:span text:style-name="T7">dc</text:span>/<text:span text:style-name="T7">dcmitype</text:span>/&gt; . </text:p><text:p text:style-name="P18"><text:s text:c="12"/></text:p><text:p text:style-name="P19"><text:span text:style-name="T93">&lt;</text:span><text:span text:style-name="T62">anno:</text:span><text:span text:style-name="T97">anno</text:span><text:span text:style-name="T96">ID</text:span><text:span text:style-name="T93">&gt; </text:span>a <text:span text:style-name="T93">oa</text:span>:<text:span text:style-name="T93">Annotation</text:span> ;</text:p><text:p text:style-name="P18"><text:s text:c="6"/>oa:hasTarget &lt;http://<text:span text:style-name="T62">remotemachine.ac.uk</text:span>/ca960608.dm3&gt; ;</text:p><text:p text:style-name="P18"><text:s text:c="6"/>oa:hasBody <text:span text:style-name="T86">&lt;http:theremote.co.uk/onepage&gt;</text:span></text:p><text:p text:style-name="P18"><text:s text:c="4"/></text:p><text:p text:style-name="P18"><text:span text:style-name="T86">&lt;http:theremote.co.uk/onepage&gt;</text:span> <text:s text:c="5"/></text:p><text:p text:style-name="P18"><text:span text:style-name="T53"><text:s text:c="6"/></text:span><text:span text:style-name="T53">dc:format "</text:span><text:span text:style-name="T12">html</text:span><text:span text:style-name="T53">/text" .</text:span></text:p></draw:text-box></draw:frame></text:p>
      <text:h text:style-name="Heading_20_3" text:outline-level="3"><text:span text:style-name="T20">Multiple</text:span><text:span text:style-name="T19"> bod</text:span><text:span text:style-name="T20">ies</text:span></text:h>
      <text:p text:style-name="P12"><text:tab/>This situation may happen when the user wants to refer multiple notes to a single target; in this case is assumed that the user want<text:span text:style-name="T87">s</text:span> to insert <text:span text:style-name="T87">zero or one</text:span> <text:span text:style-name="T87">textual</text:span> while using older/external references for the other bodies.</text:p>
      <text:p text:style-name="P13"/>
      <text:h text:style-name="P98" text:outline-level="3">Empty body</text:h>
      <text:p text:style-name="P11"><text:span text:style-name="T21"><text:tab/>This situation may happen when the user want</text:span><text:span text:style-name="T27">s</text:span><text:span text:style-name="T21"> simply generate a “bookmark” </text:span><text:span text:style-name="T27">and update it later.</text:span></text:p>
      <text:p text:style-name="P13"/>
      <text:p text:style-name="P23"><text:soft-page-break/></text:p>
      <text:p text:style-name="P63">Other formats</text:p>
      <text:p text:style-name="P63"><draw:frame draw:style-name="fr2" draw:name="Frame1" text:anchor-type="paragraph" svg:width="17.309cm" draw:z-index="0"><draw:text-box fo:min-height="9.52cm"><text:p text:style-name="P63">json-ld</text:p><text:p text:style-name="P26"><text:span text:style-name="T77"><text:s/></text:span><text:span text:style-name="T34">{</text:span></text:p><text:p text:style-name="P14"><text:s text:c="2"/>"@graph": [</text:p><text:p text:style-name="P14"><text:s text:c="14"/>{</text:p><text:p text:style-name="P16"><text:s text:c="15"/>"@id": "<text:span text:style-name="T61">http://</text:span><text:span text:style-name="T13">localhost</text:span><text:span text:style-name="T58">/body</text:span><text:span text:style-name="T59">ID</text:span>",</text:p><text:p text:style-name="P14"><text:s text:c="15"/>"@type": [</text:p><text:p text:style-name="P14"><text:s text:c="24"/>"http://www.w3.org/2011/content#ContentAsText",</text:p><text:p text:style-name="P14"><text:s text:c="24"/>"http://purl.org/dc/dcmitype/Text"</text:p><text:p text:style-name="P14"><text:s text:c="24"/>],</text:p><text:p text:style-name="P14"><text:s text:c="16"/>"http://purl.org/dc/elements/1.1/format": "text/plain",</text:p><text:p text:style-name="P14"><text:s text:c="16"/>"http://www.w3.org/2011/content#chars": "hello there!"</text:p><text:p text:style-name="P14"><text:s text:c="15"/>},</text:p><text:p text:style-name="P14"><text:s text:c="15"/>{</text:p><text:p text:style-name="P16"><text:s text:c="16"/>"@id": "<text:span text:style-name="T61">http://</text:span><text:span text:style-name="T13">localhost</text:span><text:span text:style-name="T58">/</text:span><text:span text:style-name="T59">annoID</text:span>",</text:p><text:p text:style-name="P15"><text:s text:c="16"/>"@type": "http://www.w3.org/ns/oa#<text:span text:style-name="T105">Annotation</text:span>",</text:p><text:p text:style-name="P14"><text:s text:c="16"/>"http://www.w3.org/ns/oa#hasBody": {</text:p><text:p text:style-name="P16"><text:s text:c="19"/>“@id": "<text:span text:style-name="T61">http://</text:span><text:span text:style-name="T13">localhost</text:span><text:span text:style-name="T58">/body</text:span><text:span text:style-name="T60">ID</text:span>"</text:p><text:p text:style-name="P14"><text:s text:c="17"/>},</text:p><text:p text:style-name="P14"><text:s text:c="17"/>"http://www.w3.org/ns/oa#hasTarget": {</text:p><text:p text:style-name="P16"><text:s text:c="19"/>"@id": "http://<text:span text:style-name="T107">one.remote.host.io</text:span>/ca960608.dm3"</text:p><text:p text:style-name="P14"><text:s text:c="17"/>}</text:p><text:p text:style-name="P14"><text:s text:c="16"/>},</text:p><text:p text:style-name="P14"><text:s text:c="16"/>{</text:p><text:p text:style-name="P14"><text:s text:c="17"/>"@id": "http://<text:span text:style-name="T107">one.remote.host.io</text:span>/ca960608.dm3",</text:p><text:p text:style-name="P14"><text:s text:c="17"/>"http://purl.org/dc/elements/1.1/format": "<text:span text:style-name="T7">html</text:span>/text"</text:p><text:p text:style-name="P14"><text:s text:c="16"/>}</text:p><text:p text:style-name="P14"><text:s text:c="14"/>]</text:p><text:p text:style-name="P14"><text:s text:c="2"/>} <text:s text:c="7"/></text:p><text:p text:style-name="P63"/></draw:text-box></draw:frame></text:p>
      <text:p text:style-name="P63"><draw:frame draw:style-name="fr2" draw:name="Frame4" text:anchor-type="paragraph" svg:width="17.309cm" draw:z-index="3"><draw:text-box fo:min-height="9.52cm"><text:p text:style-name="P64">xml-rdf</text:p><text:p text:style-name="P66">&lt;rdf:RDF</text:p><text:p text:style-name="P25"><text:s text:c="3"/>xmlns:ns1="http://www.w3.org/2011/content#"</text:p><text:p text:style-name="P25"><text:s text:c="3"/>xmlns:ns2="http://www.w3.org/ns/oa#"</text:p><text:p text:style-name="P25"><text:s text:c="3"/>xmlns:ns3="http://purl.org/dc/elements/1.1/"</text:p><text:p text:style-name="P25"><text:s text:c="3"/>xmlns:rdf="http://www.w3.org/1999/02/22-rdf-syntax-ns#"&gt;</text:p><text:p text:style-name="P25"><text:s text:c="3"/>&lt;rdf:Description rdf:about="nodeURI/annoURI"&gt;</text:p><text:p text:style-name="P25"><text:s text:c="10"/>&lt;rdf:type rdf:resource="http://charm.eu/ch#anno"/&gt;</text:p><text:p text:style-name="P25"><text:s text:c="10"/>&lt;ns2:hasTarget rdf:resource="http://localhost:8001/ca960608.dm3"/&gt;</text:p><text:p text:style-name="P25"><text:s text:c="10"/>&lt;ns2:hasBody rdf:resource="nodeURI/bodyURI"/&gt;</text:p><text:p text:style-name="P25"><text:s text:c="3"/>&lt;/rdf:Description&gt;</text:p><text:p text:style-name="P25"><text:s text:c="3"/>&lt;rdf:Description rdf:about="http://localhost:8001/ca960608.dm3"&gt;</text:p><text:p text:style-name="P25"><text:s text:c="10"/>&lt;ns3:format&gt;<text:span text:style-name="T7">html</text:span>/text&lt;/ns3:format&gt;</text:p><text:p text:style-name="P25"><text:s text:c="3"/>&lt;/rdf:Description&gt;</text:p><text:p text:style-name="P25"><text:s text:c="3"/>&lt;rdf:Description rdf:about="nodeURI/bodyURI"&gt;</text:p><text:p text:style-name="P25"><text:s text:c="10"/>&lt;rdf:type rdf:resource="http://purl.org/dc/dcmitype/Text"/&gt;</text:p><text:p text:style-name="P25"><text:s text:c="10"/>&lt;rdf:type rdf:resource="http://www.w3.org/2011/content#ContentAsText"/&gt;</text:p><text:p text:style-name="P25"><text:s text:c="10"/>&lt;ns3:format&gt;text/plain&lt;/ns3:format&gt;</text:p><text:p text:style-name="P25"><text:s text:c="10"/>&lt;ns1:chars&gt;hello there!&lt;/ns1:chars&gt;</text:p><text:p text:style-name="P25"><text:s text:c="3"/>&lt;/rdf:Description&gt;</text:p><text:p text:style-name="P25">&lt;/rdf:RDF&gt;</text:p><text:p text:style-name="P63"/></draw:text-box></draw:frame><text:tab/></text:p>
      <text:h text:style-name="P107" text:outline-level="2"><text:span text:style-name="T106">Use case </text:span><text:span text:style-name="T107">1</text:span></text:h>
      <text:p text:style-name="P29"><text:span text:style-name="T44">A scientist wishes to record that a publication has been written </text:span><text:span text:style-name="T45">mentioning</text:span><text:span text:style-name="T44"> a dataset</text:span></text:p>
      <text:p text:style-name="P10"><text:span text:style-name="T30"><text:s text:c="4"/>@prefix </text:span><text:span text:style-name="T10">chnode</text:span><text:span text:style-name="T30">: &lt;http://</text:span><text:span text:style-name="T10">localhost</text:span><text:span text:style-name="T30">/&gt; . </text:span></text:p>
      <text:p text:style-name="P25"><text:s text:c="4"/>@prefix <text:span text:style-name="T7">oa</text:span>: &lt;http://www.w3.<text:span text:style-name="T7">org</text:span>/<text:span text:style-name="T7">ns</text:span>/<text:span text:style-name="T7">oa</text:span>#&gt; . </text:p>
      <text:p text:style-name="P25"><text:s text:c="4"/>@prefix <text:span text:style-name="T7">dctypes</text:span>: &lt;http://purl.org/<text:span text:style-name="T7">dc</text:span>/<text:span text:style-name="T7">dcmitype</text:span>/&gt; .</text:p>
      <text:p text:style-name="P25"><text:s text:c="4"/>@prefix <text:span text:style-name="T7">cito</text:span>: &lt;http://purl.org/<text:span text:style-name="T7">spar</text:span>/<text:span text:style-name="T7">cito</text:span>/&gt; . </text:p>
      <text:p text:style-name="P25"><text:s text:c="4"/></text:p>
      <text:p text:style-name="P25"><text:s text:c="4"/>&lt;chnode:annoID&gt; a oa:Annotation ;</text:p>
      <text:p text:style-name="P25"><text:s text:c="4"/>oa:hasTarget &lt;http://data.gov.uk//<text:span text:style-name="T7">dataset</text:span>/index-of-multiple-deprivation&gt; ;</text:p>
      <text:p text:style-name="P25"><text:s text:c="4"/>oa:hasBody &lt;http://dx.doi.org/10.1371/journal.pone.0043294&gt; ;</text:p>
      <text:p text:style-name="P25"><text:s text:c="4"/>oa:motivatedBy oa:linking .</text:p>
      <text:p text:style-name="P24"/>
      <text:p text:style-name="P25"><text:s text:c="4"/>&lt;http://dx.doi.org/10.1371/journal.pone.0043294&gt;</text:p>
      <text:p text:style-name="P25"><text:s text:c="8"/>a cito:CitationAct, dctypes:Text .</text:p>
      <text:p text:style-name="P25"><text:s text:c="8"/></text:p>
      <text:p text:style-name="P25"><text:s text:c="4"/>&lt;http://data.gov.uk//<text:span text:style-name="T7">dataset</text:span>/index-of-multiple-deprivation&gt;</text:p>
      <text:p text:style-name="P25"><text:s text:c="8"/>a dctypes:Dataset .</text:p>
      <text:h text:style-name="P110" text:outline-level="2"><text:span text:style-name="T43">Use case </text:span><text:span text:style-name="T45">2</text:span></text:h>
      <text:p text:style-name="P97">A data provider wishes to record that a certain publication describes a dataset (i.e. is a "canonical" description that everyone should read) </text:p>
      <text:p text:style-name="P97"/>
      <text:p text:style-name="P97"/>
      <text:h text:style-name="P109" text:outline-level="2"><text:span text:style-name="T110">Appendix 2 - </text:span>Node configuration</text:h>
      <text:h text:style-name="P80" text:outline-level="1">The django application contains a file named local_settings.py file. Here is possible to configure the CHARMe node. A typical configuration has to define:</text:h>
      <text:h text:style-name="P80" text:outline-level="1"/>
      <text:h text:style-name="P80" text:outline-level="1">FUSEKI_URL – the triplestore endpoint used by the node</text:h>
      <text:h text:style-name="P80" text:outline-level="1"><text:span text:style-name="T63">NODE_URI</text:span> – the <text:span text:style-name="T64">application root </text:span><text:span text:style-name="T63">URL</text:span></text:h>
      <text:h text:style-name="P80" text:outline-level="1"/>
      <text:h text:style-name="P80" text:outline-level="1">Example</text:h>
      <text:h text:style-name="P57" text:outline-level="1">def _format_fuseki_url(service):</text:h>
      <text:h text:style-name="P57" text:outline-level="1"><text:s text:c="4"/>return "http://%s:%s/%s/%s" % (FUSEKI_URL, FUSEKI_PORT, NODE_ROOT_URL, service)</text:h>
      <text:h text:style-name="P57" text:outline-level="1"/>
      <text:h text:style-name="P57" text:outline-level="1">FUSEKI_URL = "localhost"</text:h>
      <text:h text:style-name="P57" text:outline-level="1">FUSEKI_PORT = "3333"</text:h>
      <text:h text:style-name="P57" text:outline-level="1">NODE_URI = "http://charme-dev.cems.rl.ac.uk"</text:h>
      <text:h text:style-name="P57" text:outline-level="1">NODE_ROOT_URL = "privateds"</text:h>
      <text:h text:style-name="P57" text:outline-level="1"/>
      <text:h text:style-name="P57" text:outline-level="1">SPARQL_UPDATE = _format_fuseki_url("update")</text:h>
      <text:h text:style-name="P57" text:outline-level="1">SPARQL_QUERY = _format_fuseki_url("sparql")</text:h>
      <text:h text:style-name="P57" text:outline-level="1">SPARQL_DATA = _format_fuseki_url("data")</text:h>
      <text:h text:style-name="P57" text:outline-level="1"/>
      <text:h text:style-name="P57" text:outline-level="1">GRAPH_STORE_RW_PATH = "/%s/%s" % (NODE_ROOT_URL, "data")</text:h>
      <text:h text:style-name="P57" text:outline-level="1">GRAPH_STORE_DATA = FUSEKI_URL + NODE_ROOT_URL + "data"</text:h>
      <text:h text:style-name="P57" text:outline-level="1">GRAPH_STORE_R = FUSEKI_URL + NODE_ROOT_URL +"/get"</text:h>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roid Sans Fallback1"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7-24T11:22:24</meta:creation-date>
    <meta:generator>LibreOffice/3.6$Linux_X86_64 LibreOffice_project/360m1$Build-304</meta:generator>
    <dc:date>2013-08-16T13:43:48</dc:date>
    <meta:editing-duration>P20DT17H21M41S</meta:editing-duration>
    <meta:editing-cycles>60</meta:editing-cycles>
    <meta:document-statistic meta:table-count="0" meta:image-count="0" meta:object-count="0" meta:page-count="11" meta:paragraph-count="252" meta:word-count="1483" meta:character-count="12545" meta:non-whitespace-character-count="10422"/>
  </office:meta>
</office:document-meta>
</file>